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bold" fo:font-family="Arial" style:font-family-asian="Arial" style:font-family-complex="Arial" fo:background-color="transparent" style:use-window-font-color="true" fo:font-style="italic"/>
    </style:style>
    <style:style style:name="T7" style:family="text">
      <style:text-properties fo:font-size="11.00pt" fo:font-weight="bold" fo:font-family="Arial" style:font-family-asian="Arial" style:font-family-complex="Arial" fo:background-color="transparent" style:use-window-font-color="true" fo:font-style="italic"/>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bold" fo:font-family="Arial" style:font-family-asian="Arial" style:font-family-complex="Arial" fo:background-color="transparent" style:use-window-font-color="true" fo:font-style="italic"/>
    </style:style>
    <style:style style:name="T10" style:family="text">
      <style:text-properties fo:font-size="11.00pt" fo:font-weight="bold" fo:font-family="Arial" style:font-family-asian="Arial" style:font-family-complex="Arial" fo:background-color="transparent" style:use-window-font-color="true" fo:font-style="italic"/>
    </style:style>
    <style:style style:name="T11" style:family="text">
      <style:text-properties fo:font-size="11.00pt" fo:font-weight="bold" fo:font-family="Arial" style:font-family-asian="Arial" style:font-family-complex="Arial"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0.00pt" fo:font-weight="bold" fo:font-family="Arial" style:font-family-asian="Arial" style:font-family-complex="Arial" fo:background-color="transparent" style:use-window-font-color="true"/>
    </style:style>
    <style:style style:name="T14" style:family="text">
      <style:text-properties fo:font-size="20.00pt" fo:font-weight="bold" fo:font-family="Arial" style:font-family-asian="Arial" style:font-family-complex="Arial" fo:background-color="transparent" fo:color="#000000" fo:font-style="italic"/>
    </style:style>
    <style:style style:name="T15" style:family="text">
      <style:text-properties fo:font-size="16.00pt" fo:font-weight="bold" fo:font-family="Arial" style:font-family-asian="Arial" style:font-family-complex="Arial" fo:background-color="transparent" fo:color="#000000"/>
    </style:style>
    <style:style style:name="T16" style:family="text">
      <style:text-properties fo:font-size="16.00pt" fo:font-weight="bold" fo:font-family="Arial" style:font-family-asian="Arial" style:font-family-complex="Arial" fo:background-color="transparent" fo:color="#000000"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Arial" style:font-family-asian="Arial" style:font-family-complex="Arial" fo:background-color="transparent" style:use-window-font-color="true"/>
    </style:style>
    <style:style style:name="T33" style:family="text">
      <style:text-properties fo:font-size="11.00pt" fo:font-weight="bold" fo:font-family="Arial" style:font-family-asian="Arial" style:font-family-complex="Arial" fo:background-color="transparent" style:use-window-font-color="true" fo:font-style="italic"/>
    </style:style>
    <style:style style:name="T34" style:family="text">
      <style:text-properties fo:font-size="11.00pt" fo:font-weight="bold" fo:font-family="Arial" style:font-family-asian="Arial" style:font-family-complex="Arial"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style:style>
    <style:style style:name="T36" style:family="text">
      <style:text-properties fo:font-size="11.00pt" fo:font-weight="normal"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Arial" style:font-family-asian="Arial" style:font-family-complex="Arial" fo:background-color="transparent" fo:color="#0000ff"/>
    </style:style>
    <style:style style:name="T39" style:family="text">
      <style:text-properties fo:font-size="11.00pt" fo:font-weight="normal" fo:font-family="Arial" style:font-family-asian="Arial" style:font-family-complex="Arial"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fo:font-style="italic"/>
    </style:style>
    <style:style style:name="T41" style:family="text">
      <style:text-properties fo:font-size="11.00pt" fo:font-weight="normal" fo:font-family="Arial" style:font-family-asian="Arial" style:font-family-complex="Arial" fo:background-color="transparent" style:use-window-font-color="true"/>
    </style:style>
    <style:style style:name="T42" style:family="text">
      <style:text-properties fo:font-size="11.00pt" fo:font-weight="normal" fo:font-family="Arial" style:font-family-asian="Arial" style:font-family-complex="Arial" fo:background-color="transparent" fo:color="#ff0000"/>
    </style:style>
    <style:style style:name="T43" style:family="text">
      <style:text-properties fo:font-size="11.00pt" fo:font-weight="normal" fo:font-family="Arial" style:font-family-asian="Arial" style:font-family-complex="Arial" fo:background-color="transparent" style:use-window-font-color="true"/>
    </style:style>
    <style:style style:name="T44" style:family="text">
      <style:text-properties fo:font-size="11.00pt" fo:font-weight="bold" fo:font-family="Arial" style:font-family-asian="Arial" style:font-family-complex="Arial"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bold" fo:font-family="Arial" style:font-family-asian="Arial" style:font-family-complex="Arial"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9.00pt" fo:font-weight="bold" fo:font-family="Arial" style:font-family-asian="Arial" style:font-family-complex="Arial" fo:background-color="transparent" fo:color="#999999"/>
    </style:style>
    <style:style style:name="T50" style:family="text">
      <style:text-properties fo:font-size="14.00pt" fo:font-weight="bold" fo:font-family="Arial" style:font-family-asian="Arial" style:font-family-complex="Arial" fo:background-color="transparent" style:use-window-font-color="true"/>
    </style:style>
    <style:style style:name="T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4" style:family="text">
      <style:text-properties fo:font-size="10.00pt" fo:font-weight="bold" fo:font-family="Arial" style:font-family-asian="Arial" style:font-family-complex="Arial" fo:background-color="transparent" style:use-window-font-color="true" fo:text-transform="uppercase"/>
    </style:style>
    <style:style style:name="T5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7" style:family="text">
      <style:text-properties fo:font-size="10.00pt" fo:font-weight="bold" fo:font-family="Arial" style:font-family-asian="Arial" style:font-family-complex="Arial" fo:background-color="transparent" style:use-window-font-color="true" fo:text-transform="uppercase"/>
    </style:style>
    <style:style style:name="T5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5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4" style:family="text">
      <style:text-properties fo:font-size="10.00pt" fo:font-weight="normal" fo:font-family="Arial" style:font-family-asian="Arial" style:font-family-complex="Arial" fo:background-color="transparent" style:use-window-font-color="true" fo:font-variant="small-caps"/>
    </style:style>
    <style:style style:name="T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7" style:family="text">
      <style:text-properties fo:font-size="10.00pt" fo:font-weight="normal" fo:font-family="Arial" style:font-family-asian="Arial" style:font-family-complex="Arial" fo:background-color="transparent" style:use-window-font-color="true" fo:font-variant="small-caps"/>
    </style:style>
    <style:style style:name="T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4" style:family="text">
      <style:text-properties fo:font-size="10.00pt" fo:font-weight="normal" fo:font-family="Arial" style:font-family-asian="Arial" style:font-family-complex="Arial" fo:background-color="transparent" style:use-window-font-color="true" fo:font-variant="small-caps"/>
    </style:style>
    <style:style style:name="T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7" style:family="text">
      <style:text-properties fo:font-size="10.00pt" fo:font-weight="normal" fo:font-family="Arial" style:font-family-asian="Arial" style:font-family-complex="Arial" fo:background-color="transparent" style:use-window-font-color="true" fo:font-variant="small-caps"/>
    </style:style>
    <style:style style:name="T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4" style:family="text">
      <style:text-properties fo:font-size="10.00pt" fo:font-weight="normal" fo:font-family="Arial" style:font-family-asian="Arial" style:font-family-complex="Arial" fo:background-color="transparent" style:use-window-font-color="true" fo:font-variant="small-caps"/>
    </style:style>
    <style:style style:name="T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7" style:family="text">
      <style:text-properties fo:font-size="10.00pt" fo:font-weight="normal" fo:font-family="Arial" style:font-family-asian="Arial" style:font-family-complex="Arial" fo:background-color="transparent" style:use-window-font-color="true" fo:font-variant="small-caps"/>
    </style:style>
    <style:style style:name="T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4" style:family="text">
      <style:text-properties fo:font-size="10.00pt" fo:font-weight="normal" fo:font-family="Arial" style:font-family-asian="Arial" style:font-family-complex="Arial" fo:background-color="transparent" style:use-window-font-color="true" fo:font-variant="small-caps"/>
    </style:style>
    <style:style style:name="T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7" style:family="text">
      <style:text-properties fo:font-size="10.00pt" fo:font-weight="normal" fo:font-family="Arial" style:font-family-asian="Arial" style:font-family-complex="Arial" fo:background-color="transparent" style:use-window-font-color="true" fo:font-variant="small-caps"/>
    </style:style>
    <style:style style:name="T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4" style:family="text">
      <style:text-properties fo:font-size="10.00pt" fo:font-weight="normal" fo:font-family="Arial" style:font-family-asian="Arial" style:font-family-complex="Arial" fo:background-color="transparent" style:use-window-font-color="true" fo:font-style="italic"/>
    </style:style>
    <style:style style:name="T1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0" style:family="text">
      <style:text-properties fo:font-size="10.00pt" fo:font-weight="normal" fo:font-family="Arial" style:font-family-asian="Arial" style:font-family-complex="Arial" fo:background-color="transparent" style:use-window-font-color="true" fo:font-style="italic"/>
    </style:style>
    <style:style style:name="T1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7" style:family="text">
      <style:text-properties fo:font-size="10.00pt" fo:font-weight="bold" fo:font-family="Arial" style:font-family-asian="Arial" style:font-family-complex="Arial" fo:background-color="transparent" style:use-window-font-color="true" fo:text-transform="uppercase"/>
    </style:style>
    <style:style style:name="T11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1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1" style:family="text">
      <style:text-properties fo:font-size="10.00pt" fo:font-weight="bold" fo:font-family="Arial" style:font-family-asian="Arial" style:font-family-complex="Arial" fo:background-color="transparent" style:use-window-font-color="true" fo:text-transform="uppercase"/>
    </style:style>
    <style:style style:name="T12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28" style:family="text">
      <style:text-properties fo:font-size="10.00pt" fo:font-weight="normal" fo:font-family="Arial" style:font-family-asian="Arial" style:font-family-complex="Arial" fo:background-color="transparent" style:use-window-font-color="true" fo:font-variant="small-caps"/>
    </style:style>
    <style:style style:name="T12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1" style:family="text">
      <style:text-properties fo:font-size="10.00pt" fo:font-weight="normal" fo:font-family="Arial" style:font-family-asian="Arial" style:font-family-complex="Arial" fo:background-color="transparent" style:use-window-font-color="true" fo:font-variant="small-caps"/>
    </style:style>
    <style:style style:name="T1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38" style:family="text">
      <style:text-properties fo:font-size="10.00pt" fo:font-weight="bold" fo:font-family="Arial" style:font-family-asian="Arial" style:font-family-complex="Arial" fo:background-color="transparent" style:use-window-font-color="true" fo:text-transform="uppercase"/>
    </style:style>
    <style:style style:name="T13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1" style:family="text">
      <style:text-properties fo:font-size="10.00pt" fo:font-weight="bold" fo:font-family="Arial" style:font-family-asian="Arial" style:font-family-complex="Arial" fo:background-color="transparent" style:use-window-font-color="true" fo:text-transform="uppercas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8" style:family="text">
      <style:text-properties fo:font-size="10.00pt" fo:font-weight="bold" fo:font-family="Arial" style:font-family-asian="Arial" style:font-family-complex="Arial" fo:background-color="transparent" style:use-window-font-color="true" fo:text-transform="uppercase"/>
    </style:style>
    <style:style style:name="T14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1" style:family="text">
      <style:text-properties fo:font-size="10.00pt" fo:font-weight="bold" fo:font-family="Arial" style:font-family-asian="Arial" style:font-family-complex="Arial" fo:background-color="transparent" style:use-window-font-color="true" fo:text-transform="uppercase"/>
    </style:style>
    <style:style style:name="T1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fo:font-family="Arial" style:font-family-asian="Arial" style:font-family-complex="Arial" fo:background-color="transparent" style:use-window-font-color="true" fo:font-style="italic"/>
    </style:style>
    <style:style style:name="T1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59" style:family="text">
      <style:text-properties fo:font-size="10.00pt" fo:font-weight="normal" fo:font-family="Arial" style:font-family-asian="Arial" style:font-family-complex="Arial" fo:background-color="transparent" style:use-window-font-color="true" fo:font-style="italic"/>
    </style:style>
    <style:style style:name="T1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3" style:family="text">
      <style:text-properties fo:font-size="10.00pt" fo:font-weight="normal" fo:font-family="Arial" style:font-family-asian="Arial" style:font-family-complex="Arial" fo:background-color="transparent" style:use-window-font-color="true" fo:font-style="italic"/>
    </style:style>
    <style:style style:name="T1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8" style:family="text">
      <style:text-properties fo:font-size="10.00pt" fo:font-weight="normal" fo:font-family="Arial" style:font-family-asian="Arial" style:font-family-complex="Arial" fo:background-color="transparent" style:use-window-font-color="true" fo:font-style="italic"/>
    </style:style>
    <style:style style:name="T1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normal" fo:font-family="Arial" style:font-family-asian="Arial" style:font-family-complex="Arial" fo:background-color="transparent" style:use-window-font-color="true" fo:font-style="italic"/>
    </style:style>
    <style:style style:name="T2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29" style:family="text">
      <style:text-properties fo:font-size="10.00pt" fo:font-weight="normal" fo:font-family="Arial" style:font-family-asian="Arial" style:font-family-complex="Arial" fo:background-color="transparent" style:use-window-font-color="true" fo:font-style="italic"/>
    </style:style>
    <style:style style:name="T2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6" style:family="text">
      <style:text-properties fo:font-size="10.00pt" fo:font-weight="normal" fo:font-family="Arial" style:font-family-asian="Arial" style:font-family-complex="Arial" fo:background-color="transparent" style:use-window-font-color="true" fo:font-variant="small-caps"/>
    </style:style>
    <style:style style:name="T2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39" style:family="text">
      <style:text-properties fo:font-size="10.00pt" fo:font-weight="normal" fo:font-family="Arial" style:font-family-asian="Arial" style:font-family-complex="Arial" fo:background-color="transparent" style:use-window-font-color="true" fo:font-variant="small-caps"/>
    </style:style>
    <style:style style:name="T24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6" style:family="text">
      <style:text-properties fo:font-size="10.00pt" fo:font-weight="bold" fo:font-family="Arial" style:font-family-asian="Arial" style:font-family-complex="Arial" fo:background-color="transparent" style:use-window-font-color="true" fo:text-transform="uppercase"/>
    </style:style>
    <style:style style:name="T2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49" style:family="text">
      <style:text-properties fo:font-size="10.00pt" fo:font-weight="bold" fo:font-family="Arial" style:font-family-asian="Arial" style:font-family-complex="Arial" fo:background-color="transparent" style:use-window-font-color="true" fo:text-transform="uppercase"/>
    </style:style>
    <style:style style:name="T25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fo:font-style="italic"/>
    </style:style>
    <style:style style:name="T2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6" style:family="text">
      <style:text-properties fo:font-size="10.00pt" fo:font-weight="normal" fo:font-family="Arial" style:font-family-asian="Arial" style:font-family-complex="Arial" fo:background-color="transparent" style:use-window-font-color="true" fo:font-style="italic"/>
    </style:style>
    <style:style style:name="T2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normal" fo:font-family="Arial" style:font-family-asian="Arial" style:font-family-complex="Arial" fo:background-color="transparent" style:use-window-font-color="true" fo:font-style="italic"/>
    </style:style>
    <style:style style:name="T3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19" style:family="text">
      <style:text-properties fo:font-size="10.00pt" fo:font-weight="normal" fo:font-family="Arial" style:font-family-asian="Arial" style:font-family-complex="Arial" fo:background-color="transparent" style:use-window-font-color="true" fo:font-style="italic"/>
    </style:style>
    <style:style style:name="T3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6" style:family="text">
      <style:text-properties fo:font-size="10.00pt" fo:font-weight="bold" fo:font-family="Arial" style:font-family-asian="Arial" style:font-family-complex="Arial" fo:background-color="transparent" style:use-window-font-color="true" fo:text-transform="uppercase"/>
    </style:style>
    <style:style style:name="T32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29" style:family="text">
      <style:text-properties fo:font-size="10.00pt" fo:font-weight="bold" fo:font-family="Arial" style:font-family-asian="Arial" style:font-family-complex="Arial" fo:background-color="transparent" style:use-window-font-color="true" fo:text-transform="uppercase"/>
    </style:style>
    <style:style style:name="T33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3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00pt" fo:font-weight="normal" fo:font-family="Arial" style:font-family-asian="Arial" style:font-family-complex="Arial" fo:background-color="transparent" style:use-window-font-color="true" fo:font-style="italic"/>
    </style:style>
    <style:style style:name="T3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3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4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5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6" style:family="text">
      <style:text-properties fo:font-size="10.00pt" fo:font-weight="normal" fo:font-family="Arial" style:font-family-asian="Arial" style:font-family-complex="Arial" fo:background-color="transparent" style:use-window-font-color="true" fo:font-style="italic"/>
    </style:style>
    <style:style style:name="T3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3" style:family="text">
      <style:text-properties fo:font-size="10.00pt" fo:font-weight="bold" fo:font-family="Arial" style:font-family-asian="Arial" style:font-family-complex="Arial" fo:background-color="transparent" style:use-window-font-color="true" fo:text-transform="uppercase"/>
    </style:style>
    <style:style style:name="T38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6" style:family="text">
      <style:text-properties fo:font-size="10.00pt" fo:font-weight="bold" fo:font-family="Arial" style:font-family-asian="Arial" style:font-family-complex="Arial" fo:background-color="transparent" style:use-window-font-color="true" fo:text-transform="uppercase"/>
    </style:style>
    <style:style style:name="T38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0.00pt" fo:font-weight="normal" fo:font-family="Arial" style:font-family-asian="Arial" style:font-family-complex="Arial" fo:background-color="transparent" style:use-window-font-color="true" fo:font-style="italic"/>
    </style:style>
    <style:style style:name="T3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3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2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3" style:family="text">
      <style:text-properties fo:font-size="10.00pt" fo:font-weight="normal" fo:font-family="Arial" style:font-family-asian="Arial" style:font-family-complex="Arial" fo:background-color="transparent" style:use-window-font-color="true" fo:font-style="italic"/>
    </style:style>
    <style:style style:name="T4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3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0" style:family="text">
      <style:text-properties fo:font-size="10.00pt" fo:font-weight="bold" fo:font-family="Arial" style:font-family-asian="Arial" style:font-family-complex="Arial" fo:background-color="transparent" style:use-window-font-color="true" fo:text-transform="uppercase"/>
    </style:style>
    <style:style style:name="T44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3" style:family="text">
      <style:text-properties fo:font-size="10.00pt" fo:font-weight="bold" fo:font-family="Arial" style:font-family-asian="Arial" style:font-family-complex="Arial" fo:background-color="transparent" style:use-window-font-color="true" fo:text-transform="uppercase"/>
    </style:style>
    <style:style style:name="T4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4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0" style:family="text">
      <style:text-properties fo:font-size="10.00pt" fo:font-weight="bold" fo:font-family="Arial" style:font-family-asian="Arial" style:font-family-complex="Arial" fo:background-color="transparent" style:use-window-font-color="true" fo:text-transform="uppercase"/>
    </style:style>
    <style:style style:name="T4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3" style:family="text">
      <style:text-properties fo:font-size="10.00pt" fo:font-weight="bold" fo:font-family="Arial" style:font-family-asian="Arial" style:font-family-complex="Arial" fo:background-color="transparent" style:use-window-font-color="true" fo:text-transform="uppercase"/>
    </style:style>
    <style:style style:name="T45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4.00pt" fo:font-weight="bold" fo:font-family="Arial" style:font-family-asian="Arial" style:font-family-complex="Arial" fo:background-color="#f2f2f2" style:use-window-font-color="true"/>
    </style:style>
    <style:style style:name="T458" style:family="text">
      <style:text-properties fo:font-size="11.00pt" fo:font-weight="normal" fo:font-family="Arial" style:font-family-asian="Arial" style:font-family-complex="Arial" fo:background-color="transparent" fo:color="#ff0000"/>
    </style:style>
    <style:style style:name="T459" style:family="text">
      <style:text-properties fo:font-size="11.00pt" fo:font-weight="normal" fo:font-family="Arial" style:font-family-asian="Arial" style:font-family-complex="Arial" fo:background-color="transparent" style:use-window-font-color="true"/>
    </style:style>
    <style:style style:name="T460" style:family="text">
      <style:text-properties fo:font-size="13.00pt" fo:font-weight="bold" fo:font-family="Arial" style:font-family-asian="Arial" style:font-family-complex="Arial" fo:background-color="transparent" style:use-window-font-color="true"/>
    </style:style>
    <style:style style:name="T461" style:family="text">
      <style:text-properties fo:font-size="11.00pt" fo:font-weight="normal" fo:font-family="Arial" style:font-family-asian="Arial" style:font-family-complex="Arial" fo:background-color="transparent" style:use-window-font-color="true"/>
    </style:style>
    <style:style style:name="T462" style:family="text">
      <style:text-properties fo:font-size="11.00pt" fo:font-weight="normal" fo:font-family="Arial" style:font-family-asian="Arial" style:font-family-complex="Arial" fo:background-color="transparent" style:use-window-font-color="true" fo:font-style="italic"/>
    </style:style>
    <style:style style:name="T463" style:family="text">
      <style:text-properties fo:font-size="13.00pt" fo:font-weight="bold" fo:font-family="Arial" style:font-family-asian="Arial" style:font-family-complex="Arial" fo:background-color="transparent" style:use-window-font-color="true"/>
    </style:style>
    <style:style style:name="T464" style:family="text">
      <style:text-properties fo:font-size="11.00pt" fo:font-weight="normal" fo:font-family="Arial" style:font-family-asian="Arial" style:font-family-complex="Arial" fo:background-color="transparent" style:use-window-font-color="true" fo:font-style="italic"/>
    </style:style>
    <style:style style:name="T465" style:family="text">
      <style:text-properties fo:font-size="11.00pt" fo:font-weight="normal" fo:font-family="Arial" style:font-family-asian="Arial" style:font-family-complex="Arial" fo:background-color="transparent" fo:color="#0000ff" fo:font-style="italic"/>
    </style:style>
    <style:style style:name="T466" style:family="text">
      <style:text-properties fo:font-size="13.00pt" fo:font-weight="bold" fo:font-family="Arial" style:font-family-asian="Arial" style:font-family-complex="Arial" fo:background-color="transparent" style:use-window-font-color="true"/>
    </style:style>
    <style:style style:name="T467" style:family="text">
      <style:text-properties fo:font-size="11.00pt" fo:font-weight="normal" fo:font-family="Arial" style:font-family-asian="Arial" style:font-family-complex="Arial" fo:background-color="transparent" style:use-window-font-color="true"/>
    </style:style>
    <style:style style:name="T468" style:family="text">
      <style:text-properties fo:font-size="11.00pt" fo:font-weight="bold" fo:font-family="Arial" style:font-family-asian="Arial" style:font-family-complex="Arial" fo:background-color="transparent" style:use-window-font-color="true"/>
    </style:style>
    <style:style style:name="T469" style:family="text">
      <style:text-properties fo:font-size="11.00pt" fo:font-weight="normal" fo:font-family="Arial" style:font-family-asian="Arial" style:font-family-complex="Arial" fo:background-color="transparent" style:use-window-font-color="true"/>
    </style:style>
    <style:style style:name="T470" style:family="text">
      <style:text-properties fo:font-size="11.00pt" fo:font-weight="bold" fo:font-family="Arial" style:font-family-asian="Arial" style:font-family-complex="Arial" fo:background-color="transparent" style:use-window-font-color="true"/>
    </style:style>
    <style:style style:name="T471" style:family="text">
      <style:text-properties fo:font-size="11.00pt" fo:font-weight="normal" fo:font-family="Arial" style:font-family-asian="Arial" style:font-family-complex="Arial" fo:background-color="transparent" style:use-window-font-color="true"/>
    </style:style>
    <style:style style:name="T472" style:family="text">
      <style:text-properties fo:font-size="11.00pt" fo:font-weight="bold" fo:font-family="Arial" style:font-family-asian="Arial" style:font-family-complex="Arial" fo:background-color="transparent" style:use-window-font-color="true"/>
    </style:style>
    <style:style style:name="T473" style:family="text">
      <style:text-properties fo:font-size="11.00pt" fo:font-weight="normal" fo:font-family="Arial" style:font-family-asian="Arial" style:font-family-complex="Arial" fo:background-color="transparent" style:use-window-font-color="true"/>
    </style:style>
    <style:style style:name="T474" style:family="text">
      <style:text-properties fo:font-size="11.00pt" fo:font-weight="bold" fo:font-family="Arial" style:font-family-asian="Arial" style:font-family-complex="Arial" fo:background-color="transparent" style:use-window-font-color="true"/>
    </style:style>
    <style:style style:name="T475" style:family="text">
      <style:text-properties fo:font-size="11.00pt" fo:font-weight="normal" fo:font-family="Arial" style:font-family-asian="Arial" style:font-family-complex="Arial" fo:background-color="transparent" style:use-window-font-color="true"/>
    </style:style>
    <style:style style:name="T476" style:family="text">
      <style:text-properties fo:font-size="11.00pt" fo:font-weight="bold" fo:font-family="Arial" style:font-family-asian="Arial" style:font-family-complex="Arial" fo:background-color="transparent" style:use-window-font-color="true"/>
    </style:style>
    <style:style style:name="T477" style:family="text">
      <style:text-properties fo:font-size="11.00pt" fo:font-weight="normal" fo:font-family="Arial" style:font-family-asian="Arial" style:font-family-complex="Arial" fo:background-color="transparent" style:use-window-font-color="true"/>
    </style:style>
    <style:style style:name="T478" style:family="text">
      <style:text-properties fo:font-size="11.00pt" fo:font-weight="bold" fo:font-family="Arial" style:font-family-asian="Arial" style:font-family-complex="Arial" fo:background-color="transparent" style:use-window-font-color="true"/>
    </style:style>
    <style:style style:name="T479" style:family="text">
      <style:text-properties fo:font-size="11.00pt" fo:font-weight="normal" fo:font-family="Arial" style:font-family-asian="Arial" style:font-family-complex="Arial" fo:background-color="transparent" style:use-window-font-color="true"/>
    </style:style>
    <style:style style:name="T480" style:family="text">
      <style:text-properties fo:font-size="11.00pt" fo:font-weight="bold" fo:font-family="Arial" style:font-family-asian="Arial" style:font-family-complex="Arial" fo:background-color="transparent" style:use-window-font-color="true"/>
    </style:style>
    <style:style style:name="T481" style:family="text">
      <style:text-properties fo:font-size="11.00pt" fo:font-weight="normal"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f2f2f2" style:use-window-font-color="true"/>
    </style:style>
    <style:style style:name="T483" style:family="text">
      <style:text-properties fo:font-size="11.00pt" fo:font-weight="normal" fo:font-family="Arial" style:font-family-asian="Arial" style:font-family-complex="Arial" fo:background-color="transparent" style:use-window-font-color="true"/>
    </style:style>
    <style:style style:name="T484" style:family="text">
      <style:text-properties fo:font-size="11.00pt" fo:font-weight="normal" fo:font-family="Arial" style:font-family-asian="Arial" style:font-family-complex="Arial" fo:background-color="transparent" fo:color="#ff0000"/>
    </style:style>
    <style:style style:name="T485" style:family="text">
      <style:text-properties fo:font-size="11.00pt" fo:font-weight="normal" fo:font-family="Arial" style:font-family-asian="Arial" style:font-family-complex="Arial" fo:background-color="transparent" style:use-window-font-color="true"/>
    </style:style>
    <style:style style:name="T486" style:family="text">
      <style:text-properties fo:font-size="11.00pt" fo:font-weight="normal" fo:font-family="Arial" style:font-family-asian="Arial" style:font-family-complex="Arial" fo:background-color="transparent" fo:color="#f79646"/>
    </style:style>
    <style:style style:name="T487" style:family="text">
      <style:text-properties fo:font-size="11.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4.00pt" fo:font-weight="bold" fo:font-family="Arial" style:font-family-asian="Arial" style:font-family-complex="Arial" fo:background-color="#f2f2f2" style:use-window-font-color="true"/>
    </style:style>
    <style:style style:name="T490" style:family="text">
      <style:text-properties fo:font-size="11.00pt" fo:font-weight="normal" fo:font-family="Arial" style:font-family-asian="Arial" style:font-family-complex="Arial"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0.00pt" fo:font-weight="bold" fo:font-family="Arial" style:font-family-asian="Arial" style:font-family-complex="Arial"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0.00pt" fo:font-weight="bold"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0.00pt" fo:font-weight="normal" fo:font-family="Arial" style:font-family-asian="Arial" style:font-family-complex="Arial" fo:background-color="transparent" fo:color="#000000" fo:font-style="italic"/>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0.00pt" fo:font-weight="normal" fo:font-family="Arial" style:font-family-asian="Arial" style:font-family-complex="Arial" fo:background-color="transparent" fo:color="#000000" fo:font-style="italic"/>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0.00pt" fo:font-weight="normal" fo:font-family="Arial" style:font-family-asian="Arial" style:font-family-complex="Arial" fo:background-color="transparent" fo:color="#000000" fo:font-style="italic"/>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0.00pt" fo:font-weight="normal" fo:font-family="Arial" style:font-family-asian="Arial" style:font-family-complex="Arial" fo:background-color="transparent" fo:color="#000000" fo:font-style="italic"/>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4.00pt" fo:font-weight="bold" fo:font-family="Arial" style:font-family-asian="Arial" style:font-family-complex="Arial" fo:background-color="#f2f2f2" style:use-window-font-color="true"/>
    </style:style>
    <style:style style:name="T505" style:family="text">
      <style:text-properties fo:font-size="10.50pt" fo:font-weight="normal" fo:font-family="sans-serif" style:font-family-asian="sans-serif" style:font-family-complex="sans-serif" fo:background-color="transparent" fo:color="#252525"/>
    </style:style>
    <style:style style:name="T506" style:family="text">
      <style:text-properties fo:font-size="10.50pt" fo:font-weight="bold" fo:font-family="sans-serif" style:font-family-asian="sans-serif" style:font-family-complex="sans-serif" fo:background-color="transparent" fo:color="#252525"/>
    </style:style>
    <style:style style:name="T507" style:family="text">
      <style:text-properties fo:font-size="10.50pt" fo:font-weight="normal" fo:font-family="sans-serif" style:font-family-asian="sans-serif" style:font-family-complex="sans-serif" fo:background-color="transparent" fo:color="#252525"/>
    </style:style>
    <style:style style:name="T508" style:family="text">
      <style:text-properties fo:font-size="11.00pt" fo:font-weight="normal" fo:font-family="Arial" style:font-family-asian="Arial" style:font-family-complex="Arial" fo:background-color="transparent" fo:color="#0000ff" fo:font-style="italic"/>
    </style:style>
    <style:style style:name="T509" style:family="text">
      <style:text-properties fo:font-size="11.00pt" fo:font-weight="bold" fo:font-family="Arial" style:font-family-asian="Arial" style:font-family-complex="Arial" fo:background-color="transparent" fo:color="#0000ff" fo:font-style="italic"/>
    </style:style>
    <style:style style:name="T510" style:family="text">
      <style:text-properties fo:font-size="11.00pt" fo:font-weight="normal" fo:font-family="Arial" style:font-family-asian="Arial" style:font-family-complex="Arial" fo:background-color="transparent" style:use-window-font-color="true"/>
    </style:style>
    <style:style style:name="T5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1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1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51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1.00pt" fo:font-weight="bold" fo:font-family="Arial" style:font-family-asian="Arial" style:font-family-complex="Arial"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2.00pt" fo:font-weight="normal" fo:font-family="Arial" style:font-family-asian="Arial" style:font-family-complex="Arial"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normal" fo:font-family="Arial" style:font-family-asian="Arial" style:font-family-complex="Arial"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normal" fo:font-family="Arial" style:font-family-asian="Arial" style:font-family-complex="Arial"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1.00pt" fo:font-weight="bold" fo:font-family="Arial" style:font-family-asian="Arial" style:font-family-complex="Arial"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1.00pt" fo:font-weight="normal" fo:font-family="Arial" style:font-family-asian="Arial" style:font-family-complex="Arial" fo:background-color="transparent" fo:color="#000000" fo:font-style="italic"/>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1.00pt" fo:font-weight="bold" fo:font-family="Arial" style:font-family-asian="Arial" style:font-family-complex="Arial" fo:background-color="transparent" style:use-window-font-color="true"/>
    </style:style>
    <style:style style:name="T529" style:family="text">
      <style:text-properties fo:font-size="11.00pt" fo:font-weight="normal" fo:font-family="Arial" style:font-family-asian="Arial" style:font-family-complex="Arial" fo:background-color="transparent" style:use-window-font-color="true" fo:font-style="italic"/>
    </style:style>
    <style:style style:name="T530" style:family="text">
      <style:text-properties fo:font-size="11.00pt" fo:font-weight="bold" fo:font-family="Arial" style:font-family-asian="Arial" style:font-family-complex="Arial" fo:background-color="transparent" style:use-window-font-color="true"/>
    </style:style>
    <style:style style:name="T531" style:family="text">
      <style:text-properties fo:font-size="11.00pt" fo:font-weight="normal" fo:font-family="Arial" style:font-family-asian="Arial" style:font-family-complex="Arial" fo:background-color="transparent" style:use-window-font-color="true" fo:font-style="italic"/>
    </style:style>
    <style:style style:name="T532" style:family="text">
      <style:text-properties fo:font-size="11.00pt" fo:font-weight="bold" fo:font-family="Arial" style:font-family-asian="Arial" style:font-family-complex="Arial" fo:background-color="transparent" style:use-window-font-color="true"/>
    </style:style>
    <style:style style:name="T533" style:family="text">
      <style:text-properties fo:font-size="11.00pt" fo:font-weight="bold" fo:font-family="Arial" style:font-family-asian="Arial" style:font-family-complex="Arial" fo:background-color="transparent" fo:color="#000000" fo:font-style="italic"/>
    </style:style>
    <style:style style:name="T534" style:family="text">
      <style:text-properties fo:font-size="11.00pt" fo:font-weight="normal" fo:font-family="Arial" style:font-family-asian="Arial" style:font-family-complex="Arial" fo:background-color="transparent" fo:color="#000000" fo:font-style="italic"/>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1.00pt" fo:font-weight="bold" fo:font-family="Arial" style:font-family-asian="Arial" style:font-family-complex="Arial" fo:background-color="transparent" style:use-window-font-color="true"/>
    </style:style>
    <style:style style:name="T537" style:family="text">
      <style:text-properties fo:font-size="11.00pt" fo:font-weight="normal" fo:font-family="Arial" style:font-family-asian="Arial" style:font-family-complex="Arial" fo:background-color="transparent" style:use-window-font-color="true"/>
    </style:style>
    <style:style style:name="T538" style:family="text">
      <style:text-properties fo:font-size="10.00pt" fo:font-weight="normal" fo:font-family="'Times New Roman'" style:font-family-asian="'Times New Roman'" style:font-family-complex="'Times New Roman'" fo:background-color="transparent" style:use-window-font-color="true"/>
    </style:style>
    <style:style style:name="T539" style:family="text">
      <style:text-properties fo:font-size="11.00pt" fo:font-weight="normal" fo:font-family="Arial" style:font-family-asian="Arial" style:font-family-complex="Arial"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1.00pt" fo:font-weight="bold" fo:font-family="Arial" style:font-family-asian="Arial" style:font-family-complex="Arial" fo:background-color="transparent" style:use-window-font-color="true"/>
    </style:style>
    <style:style style:name="T542" style:family="text">
      <style:text-properties fo:font-size="11.00pt" fo:font-weight="normal" fo:font-family="Arial" style:font-family-asian="Arial" style:font-family-complex="Arial" fo:background-color="transparent" style:use-window-font-color="true"/>
    </style:style>
    <style:style style:name="T543" style:family="text">
      <style:text-properties fo:font-size="10.00pt" fo:font-weight="normal" fo:font-family="'Times New Roman'" style:font-family-asian="'Times New Roman'" style:font-family-complex="'Times New Roman'" fo:background-color="transparent" style:use-window-font-color="true"/>
    </style:style>
    <style:style style:name="T544" style:family="text">
      <style:text-properties fo:font-size="11.00pt" fo:font-weight="normal" fo:font-family="Calibri" style:font-family-asian="Calibri" style:font-family-complex="Calibri" fo:background-color="transparent" style:use-window-font-color="true"/>
    </style:style>
    <style:style style:name="T545" style:family="text">
      <style:text-properties fo:font-size="11.00pt" fo:font-weight="bold" fo:font-family="Arial" style:font-family-asian="Arial" style:font-family-complex="Arial" fo:background-color="transparent" style:use-window-font-color="true"/>
    </style:style>
    <style:style style:name="T546" style:family="text">
      <style:text-properties fo:font-size="11.00pt" fo:font-weight="bold" fo:font-family="Arial" style:font-family-asian="Arial" style:font-family-complex="Arial" fo:background-color="transparent" fo:color="#0000ff" fo:font-style="italic"/>
    </style:style>
    <style:style style:name="T547" style:family="text">
      <style:text-properties fo:font-size="11.00pt" fo:font-weight="bold" fo:font-family="Arial" style:font-family-asian="Arial" style:font-family-complex="Arial" fo:background-color="transparent" fo:color="#000000" fo:font-style="italic"/>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1.00pt" fo:font-weight="bold" fo:font-family="Arial" style:font-family-asian="Arial" style:font-family-complex="Arial"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normal" fo:font-family="Arial" style:font-family-asian="Arial" style:font-family-complex="Arial" fo:background-color="transparent" style:use-window-font-color="tru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normal" fo:font-family="Arial" style:font-family-asian="Arial" style:font-family-complex="Arial"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1.00pt" fo:font-weight="bold"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1.00pt" fo:font-weight="normal" fo:font-family="Arial" style:font-family-asian="Arial" style:font-family-complex="Arial" fo:background-color="transparent" fo:color="#000000" fo:font-style="italic"/>
    </style:style>
    <style:style style:name="T560" style:family="text">
      <style:text-properties fo:font-size="11.00pt" fo:font-weight="normal" fo:font-family="Calibri" style:font-family-asian="Calibri" style:font-family-complex="Calibri" fo:background-color="transparent" style:use-window-font-color="true"/>
    </style:style>
    <style:style style:name="T561" style:family="text">
      <style:text-properties fo:font-size="11.00pt" fo:font-weight="bold" fo:font-family="Arial" style:font-family-asian="Arial" style:font-family-complex="Arial" fo:background-color="transparent" style:use-window-font-color="true"/>
    </style:style>
    <style:style style:name="T562" style:family="text">
      <style:text-properties fo:font-size="11.00pt" fo:font-weight="normal" fo:font-family="Arial" style:font-family-asian="Arial" style:font-family-complex="Arial" fo:background-color="transparent" style:use-window-font-color="true" fo:font-style="italic"/>
    </style:style>
    <style:style style:name="T563" style:family="text">
      <style:text-properties fo:font-size="11.00pt" fo:font-weight="bold" fo:font-family="Arial" style:font-family-asian="Arial" style:font-family-complex="Arial" fo:background-color="transparent" style:use-window-font-color="true"/>
    </style:style>
    <style:style style:name="T564" style:family="text">
      <style:text-properties fo:font-size="11.00pt" fo:font-weight="normal" fo:font-family="Arial" style:font-family-asian="Arial" style:font-family-complex="Arial" fo:background-color="transparent" style:use-window-font-color="true" fo:font-style="italic"/>
    </style:style>
    <style:style style:name="T565" style:family="text">
      <style:text-properties fo:font-size="11.00pt" fo:font-weight="bold" fo:font-family="Arial" style:font-family-asian="Arial" style:font-family-complex="Arial" fo:background-color="transparent" style:use-window-font-color="true"/>
    </style:style>
    <style:style style:name="T566" style:family="text">
      <style:text-properties fo:font-size="11.00pt" fo:font-weight="bold" fo:font-family="Arial" style:font-family-asian="Arial" style:font-family-complex="Arial" fo:background-color="transparent" fo:color="#000000" fo:font-style="italic"/>
    </style:style>
    <style:style style:name="T567" style:family="text">
      <style:text-properties fo:font-size="11.00pt" fo:font-weight="normal" fo:font-family="Arial" style:font-family-asian="Arial" style:font-family-complex="Arial" fo:background-color="transparent" fo:color="#000000" fo:font-style="italic"/>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1.00pt" fo:font-weight="normal" fo:font-family="Arial" style:font-family-asian="Arial" style:font-family-complex="Arial" fo:background-color="transparent" fo:color="#0000ff"/>
    </style:style>
    <style:style style:name="T570" style:family="text">
      <style:text-properties fo:font-size="11.00pt" fo:font-weight="bold" fo:font-family="Arial" style:font-family-asian="Arial" style:font-family-complex="Arial" fo:background-color="transparent" fo:color="#000000"/>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0.00pt" fo:font-weight="normal" fo:font-family="'Times New Roman'" style:font-family-asian="'Times New Roman'" style:font-family-complex="'Times New Roman'"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1.00pt" fo:font-weight="bold" fo:font-family="Arial" style:font-family-asian="Arial" style:font-family-complex="Arial" fo:background-color="transparent" style:use-window-font-color="true"/>
    </style:style>
    <style:style style:name="T575" style:family="text">
      <style:text-properties fo:font-size="11.00pt" fo:font-weight="bold" fo:font-family="Arial" style:font-family-asian="Arial" style:font-family-complex="Arial" fo:background-color="transparent" fo:color="#0000ff" fo:font-style="italic"/>
    </style:style>
    <style:style style:name="T576" style:family="text">
      <style:text-properties fo:font-size="11.00pt" fo:font-weight="bold" fo:font-family="Arial" style:font-family-asian="Arial" style:font-family-complex="Arial" fo:background-color="transparent" fo:color="#000000" fo:font-style="italic"/>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1.00pt" fo:font-weight="bold" fo:font-family="Arial" style:font-family-asian="Arial" style:font-family-complex="Arial" fo:background-color="transparent" style:use-window-font-color="true"/>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2.00pt" fo:font-weight="normal" fo:font-family="Arial" style:font-family-asian="Arial" style:font-family-complex="Arial"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normal" fo:font-family="Arial" style:font-family-asian="Arial" style:font-family-complex="Arial"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2.00pt" fo:font-weight="normal" fo:font-family="Arial" style:font-family-asian="Arial" style:font-family-complex="Arial"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1.00pt" fo:font-weight="bold" fo:font-family="Arial" style:font-family-asian="Arial" style:font-family-complex="Arial"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1.00pt" fo:font-weight="normal" fo:font-family="Arial" style:font-family-asian="Arial" style:font-family-complex="Arial" fo:background-color="transparent" fo:color="#000000" fo:font-style="italic"/>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1.00pt" fo:font-weight="bold" fo:font-family="Arial" style:font-family-asian="Arial" style:font-family-complex="Arial" fo:background-color="transparent" style:use-window-font-color="true"/>
    </style:style>
    <style:style style:name="T591" style:family="text">
      <style:text-properties fo:font-size="11.00pt" fo:font-weight="normal" fo:font-family="Arial" style:font-family-asian="Arial" style:font-family-complex="Arial" fo:background-color="transparent" style:use-window-font-color="true"/>
    </style:style>
    <style:style style:name="T592" style:family="text">
      <style:text-properties fo:font-size="11.00pt" fo:font-weight="normal" fo:font-family="Arial" style:font-family-asian="Arial" style:font-family-complex="Arial" fo:background-color="transparent" style:use-window-font-color="true" fo:font-style="italic"/>
    </style:style>
    <style:style style:name="T593" style:family="text">
      <style:text-properties fo:font-size="11.00pt" fo:font-weight="bold" fo:font-family="Arial" style:font-family-asian="Arial" style:font-family-complex="Arial" fo:background-color="transparent" style:use-window-font-color="true"/>
    </style:style>
    <style:style style:name="T594" style:family="text">
      <style:text-properties fo:font-size="11.00pt" fo:font-weight="normal" fo:font-family="Arial" style:font-family-asian="Arial" style:font-family-complex="Arial" fo:background-color="transparent" style:use-window-font-color="true" fo:font-style="italic"/>
    </style:style>
    <style:style style:name="T595" style:family="text">
      <style:text-properties fo:font-size="11.00pt" fo:font-weight="bold" fo:font-family="Arial" style:font-family-asian="Arial" style:font-family-complex="Arial" fo:background-color="transparent" style:use-window-font-color="true"/>
    </style:style>
    <style:style style:name="T596" style:family="text">
      <style:text-properties fo:font-size="11.00pt" fo:font-weight="bold" fo:font-family="Arial" style:font-family-asian="Arial" style:font-family-complex="Arial" fo:background-color="transparent" fo:color="#000000" fo:font-style="italic"/>
    </style:style>
    <style:style style:name="T597" style:family="text">
      <style:text-properties fo:font-size="11.00pt" fo:font-weight="normal" fo:font-family="Arial" style:font-family-asian="Arial" style:font-family-complex="Arial" fo:background-color="transparent" fo:color="#000000" fo:font-style="italic"/>
    </style:style>
    <style:style style:name="T598" style:family="text">
      <style:text-properties fo:font-size="11.00pt" fo:font-weight="bold" fo:font-family="Arial" style:font-family-asian="Arial" style:font-family-complex="Arial" fo:background-color="transparent" fo:color="#000000"/>
    </style:style>
    <style:style style:name="T599" style:family="text">
      <style:text-properties fo:font-size="11.00pt" fo:font-weight="normal" fo:font-family="Arial" style:font-family-asian="Arial" style:font-family-complex="Arial" fo:background-color="transparent" fo:color="#000000"/>
    </style:style>
    <style:style style:name="T600" style:family="text">
      <style:text-properties fo:font-size="11.00pt" fo:font-weight="bold" fo:font-family="Arial" style:font-family-asian="Arial" style:font-family-complex="Arial" fo:background-color="transparent" fo:color="#000000"/>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1.00pt" fo:font-weight="bold" fo:font-family="Arial" style:font-family-asian="Arial" style:font-family-complex="Arial" fo:background-color="transparent" style:use-window-font-color="true"/>
    </style:style>
    <style:style style:name="T603" style:family="text">
      <style:text-properties fo:font-size="11.00pt" fo:font-weight="bold" fo:font-family="Arial" style:font-family-asian="Arial" style:font-family-complex="Arial" fo:background-color="transparent" fo:color="#0000ff" fo:font-style="italic"/>
    </style:style>
    <style:style style:name="T604" style:family="text">
      <style:text-properties fo:font-size="11.00pt" fo:font-weight="bold" fo:font-family="Arial" style:font-family-asian="Arial" style:font-family-complex="Arial" fo:background-color="transparent" fo:color="#000000" fo:font-style="italic"/>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1.00pt" fo:font-weight="bold" fo:font-family="Arial" style:font-family-asian="Arial" style:font-family-complex="Arial"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normal" fo:font-family="Arial" style:font-family-asian="Arial" style:font-family-complex="Arial"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2.00pt" fo:font-weight="normal" fo:font-family="Arial" style:font-family-asian="Arial" style:font-family-complex="Arial" fo:background-color="transparent" style:use-window-font-color="true"/>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2.00pt" fo:font-weight="normal" fo:font-family="Arial" style:font-family-asian="Arial" style:font-family-complex="Arial"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1.00pt" fo:font-weight="bold" fo:font-family="Arial" style:font-family-asian="Arial" style:font-family-complex="Arial" fo:background-color="transparent" style:use-window-font-color="true"/>
    </style:style>
    <style:style style:name="T615" style:family="text">
      <style:text-properties fo:font-size="11.00pt" fo:font-weight="normal" fo:font-family="Calibri" style:font-family-asian="Calibri" style:font-family-complex="Calibri" fo:background-color="transparent" style:use-window-font-color="true"/>
    </style:style>
    <style:style style:name="T616" style:family="text">
      <style:text-properties fo:font-size="11.00pt" fo:font-weight="normal" fo:font-family="Arial" style:font-family-asian="Arial" style:font-family-complex="Arial" fo:background-color="transparent" fo:color="#000000" fo:font-style="italic"/>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1.00pt" fo:font-weight="bold" fo:font-family="Arial" style:font-family-asian="Arial" style:font-family-complex="Arial" fo:background-color="transparent" style:use-window-font-color="true"/>
    </style:style>
    <style:style style:name="T619" style:family="text">
      <style:text-properties fo:font-size="11.00pt" fo:font-weight="normal" fo:font-family="Arial" style:font-family-asian="Arial" style:font-family-complex="Arial" fo:background-color="transparent" style:use-window-font-color="true"/>
    </style:style>
    <style:style style:name="T620" style:family="text">
      <style:text-properties fo:font-size="11.00pt" fo:font-weight="normal" fo:font-family="Arial" style:font-family-asian="Arial" style:font-family-complex="Arial" fo:background-color="transparent" style:use-window-font-color="true" fo:font-style="italic"/>
    </style:style>
    <style:style style:name="T621" style:family="text">
      <style:text-properties fo:font-size="11.00pt" fo:font-weight="bold" fo:font-family="Arial" style:font-family-asian="Arial" style:font-family-complex="Arial" fo:background-color="transparent" style:use-window-font-color="true"/>
    </style:style>
    <style:style style:name="T622" style:family="text">
      <style:text-properties fo:font-size="11.00pt" fo:font-weight="normal" fo:font-family="Arial" style:font-family-asian="Arial" style:font-family-complex="Arial" fo:background-color="transparent" style:use-window-font-color="true" fo:font-style="italic"/>
    </style:style>
    <style:style style:name="T623" style:family="text">
      <style:text-properties fo:font-size="11.00pt" fo:font-weight="bold" fo:font-family="Arial" style:font-family-asian="Arial" style:font-family-complex="Arial" fo:background-color="transparent" style:use-window-font-color="true"/>
    </style:style>
    <style:style style:name="T624" style:family="text">
      <style:text-properties fo:font-size="11.00pt" fo:font-weight="bold" fo:font-family="Arial" style:font-family-asian="Arial" style:font-family-complex="Arial" fo:background-color="transparent" fo:color="#000000" fo:font-style="italic"/>
    </style:style>
    <style:style style:name="T625" style:family="text">
      <style:text-properties fo:font-size="11.00pt" fo:font-weight="normal" fo:font-family="Arial" style:font-family-asian="Arial" style:font-family-complex="Arial" fo:background-color="transparent" fo:color="#000000" fo:font-style="italic"/>
    </style:style>
    <style:style style:name="T626" style:family="text">
      <style:text-properties fo:font-size="11.00pt" fo:font-weight="bold" fo:font-family="Arial" style:font-family-asian="Arial" style:font-family-complex="Arial" fo:background-color="transparent" fo:color="#000000"/>
    </style:style>
    <style:style style:name="T627" style:family="text">
      <style:text-properties fo:font-size="11.00pt" fo:font-weight="normal" fo:font-family="Arial" style:font-family-asian="Arial" style:font-family-complex="Arial" fo:background-color="transparent" fo:color="#000000"/>
    </style:style>
    <style:style style:name="T628" style:family="text">
      <style:text-properties fo:font-size="11.00pt" fo:font-weight="bold" fo:font-family="Arial" style:font-family-asian="Arial" style:font-family-complex="Arial" fo:background-color="transparent" fo:color="#000000"/>
    </style:style>
    <style:style style:name="T629" style:family="text">
      <style:text-properties fo:font-size="11.00pt" fo:font-weight="normal" fo:font-family="Arial" style:font-family-asian="Arial" style:font-family-complex="Arial" fo:background-color="transparent" fo:color="#000000"/>
    </style:style>
    <style:style style:name="T630" style:family="text">
      <style:text-properties fo:font-size="11.00pt" fo:font-weight="normal" fo:font-family="Arial" style:font-family-asian="Arial" style:font-family-complex="Arial" fo:background-color="transparent" fo:color="#000000" fo:font-style="italic"/>
    </style:style>
    <style:style style:name="T631" style:family="text">
      <style:text-properties fo:font-size="11.00pt" fo:font-weight="normal" fo:font-family="Calibri" style:font-family-asian="Calibri" style:font-family-complex="Calibri" fo:background-color="transparent" style:use-window-font-color="true"/>
    </style:style>
    <style:style style:name="T632" style:family="text">
      <style:text-properties fo:font-size="11.00pt" fo:font-weight="normal" fo:font-family="Arial" style:font-family-asian="Arial" style:font-family-complex="Arial" fo:background-color="transparent" fo:color="#000000" fo:font-style="italic"/>
    </style:style>
    <style:style style:name="T633" style:family="text">
      <style:text-properties fo:font-size="11.00pt" fo:font-weight="normal" fo:font-family="Arial" style:font-family-asian="Arial" style:font-family-complex="Arial" fo:background-color="transparent" fo:color="#0000ff" fo:font-style="italic"/>
    </style:style>
    <style:style style:name="T634" style:family="text">
      <style:text-properties fo:font-size="11.00pt" fo:font-weight="normal" fo:font-family="Arial" style:font-family-asian="Arial" style:font-family-complex="Arial" fo:background-color="transparent" fo:color="#000000" fo:font-style="italic"/>
    </style:style>
    <style:style style:name="T635" style:family="text">
      <style:text-properties fo:font-size="11.00pt" fo:font-weight="normal" fo:font-family="Calibri" style:font-family-asian="Calibri" style:font-family-complex="Calibri" fo:background-color="transparent" style:use-window-font-color="true"/>
    </style:style>
    <style:style style:name="T636" style:family="text">
      <style:text-properties fo:font-size="11.00pt" fo:font-weight="bold" fo:font-family="Arial" style:font-family-asian="Arial" style:font-family-complex="Arial" fo:background-color="transparent" style:use-window-font-color="true"/>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normal" fo:font-family="Arial" style:font-family-asian="Arial" style:font-family-complex="Arial" fo:background-color="transparent" style:use-window-font-color="true"/>
    </style:style>
    <style:style style:name="T639" style:family="text">
      <style:text-properties fo:font-size="11.00pt" fo:font-weight="normal" fo:font-family="Calibri" style:font-family-asian="Calibri" style:font-family-complex="Calibri" fo:background-color="transparent" style:use-window-font-color="true"/>
    </style:style>
    <style:style style:name="T640" style:family="text">
      <style:text-properties fo:font-size="12.00pt" fo:font-weight="normal" fo:font-family="Arial" style:font-family-asian="Arial" style:font-family-complex="Arial" fo:background-color="transparent" style:use-window-font-color="true"/>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normal" fo:font-family="Arial" style:font-family-asian="Arial" style:font-family-complex="Arial" fo:background-color="transparent" style:use-window-font-color="true"/>
    </style:style>
    <style:style style:name="T643" style:family="text">
      <style:text-properties fo:font-size="11.00pt" fo:font-weight="normal" fo:font-family="Calibri" style:font-family-asian="Calibri" style:font-family-complex="Calibri" fo:background-color="transparent" style:use-window-font-color="true"/>
    </style:style>
    <style:style style:name="T644" style:family="text">
      <style:text-properties fo:font-size="11.00pt" fo:font-weight="bold" fo:font-family="Arial" style:font-family-asian="Arial" style:font-family-complex="Arial" fo:background-color="transparent" style:use-window-font-color="true"/>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1.00pt" fo:font-weight="normal" fo:font-family="Arial" style:font-family-asian="Arial" style:font-family-complex="Arial" fo:background-color="transparent" fo:color="#000000" fo:font-style="italic"/>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1.00pt" fo:font-weight="bold" fo:font-family="Arial" style:font-family-asian="Arial" style:font-family-complex="Arial" fo:background-color="transparent" style:use-window-font-color="true"/>
    </style:style>
    <style:style style:name="T649" style:family="text">
      <style:text-properties fo:font-size="11.00pt" fo:font-weight="normal" fo:font-family="Arial" style:font-family-asian="Arial" style:font-family-complex="Arial" fo:background-color="transparent" style:use-window-font-color="true"/>
    </style:style>
    <style:style style:name="T650" style:family="text">
      <style:text-properties fo:font-size="11.00pt" fo:font-weight="normal" fo:font-family="Arial" style:font-family-asian="Arial" style:font-family-complex="Arial" fo:background-color="transparent" style:use-window-font-color="true" fo:font-style="italic"/>
    </style:style>
    <style:style style:name="T651" style:family="text">
      <style:text-properties fo:font-size="11.00pt" fo:font-weight="bold" fo:font-family="Arial" style:font-family-asian="Arial" style:font-family-complex="Arial" fo:background-color="transparent" style:use-window-font-color="true"/>
    </style:style>
    <style:style style:name="T652" style:family="text">
      <style:text-properties fo:font-size="11.00pt" fo:font-weight="normal" fo:font-family="Arial" style:font-family-asian="Arial" style:font-family-complex="Arial" fo:background-color="transparent" style:use-window-font-color="true"/>
    </style:style>
    <style:style style:name="T653" style:family="text">
      <style:text-properties fo:font-size="11.00pt" fo:font-weight="bold" fo:font-family="Arial" style:font-family-asian="Arial" style:font-family-complex="Arial" fo:background-color="transparent" style:use-window-font-color="true"/>
    </style:style>
    <style:style style:name="T654" style:family="text">
      <style:text-properties fo:font-size="11.00pt" fo:font-weight="normal" fo:font-family="Arial" style:font-family-asian="Arial" style:font-family-complex="Arial" fo:background-color="transparent" style:use-window-font-color="true"/>
    </style:style>
    <style:style style:name="T655" style:family="text">
      <style:text-properties fo:font-size="11.00pt" fo:font-weight="bold" fo:font-family="Arial" style:font-family-asian="Arial" style:font-family-complex="Arial" fo:background-color="transparent" style:use-window-font-color="true"/>
    </style:style>
    <style:style style:name="T656" style:family="text">
      <style:text-properties fo:font-size="11.00pt" fo:font-weight="normal" fo:font-family="Arial" style:font-family-asian="Arial" style:font-family-complex="Arial" fo:background-color="transparent" fo:color="#000000" fo:font-style="italic"/>
    </style:style>
    <style:style style:name="T657" style:family="text">
      <style:text-properties fo:font-size="11.00pt" fo:font-weight="bold" fo:font-family="Arial" style:font-family-asian="Arial" style:font-family-complex="Arial" fo:background-color="transparent" fo:color="#000000" fo:font-style="italic"/>
    </style:style>
    <style:style style:name="T658" style:family="text">
      <style:text-properties fo:font-size="11.00pt" fo:font-weight="normal" fo:font-family="Arial" style:font-family-asian="Arial" style:font-family-complex="Arial" fo:background-color="transparent" fo:color="#000000" fo:font-style="italic"/>
    </style:style>
    <style:style style:name="T659" style:family="text">
      <style:text-properties fo:font-size="11.00pt" fo:font-weight="normal" fo:font-family="Calibri" style:font-family-asian="Calibri" style:font-family-complex="Calibri" fo:background-color="transparent" style:use-window-font-color="true"/>
    </style:style>
    <style:style style:name="T660" style:family="text">
      <style:text-properties fo:font-size="11.00pt" fo:font-weight="bold" fo:font-family="Arial" style:font-family-asian="Arial" style:font-family-complex="Arial" fo:background-color="transparent" fo:color="#000000" fo:font-style="italic"/>
    </style:style>
    <style:style style:name="T661" style:family="text">
      <style:text-properties fo:font-size="11.00pt" fo:font-weight="normal" fo:font-family="Calibri" style:font-family-asian="Calibri" style:font-family-complex="Calibri" fo:background-color="transparent" style:use-window-font-color="true"/>
    </style:style>
    <style:style style:name="T662" style:family="text">
      <style:text-properties fo:font-size="11.00pt" fo:font-weight="normal" fo:font-family="Arial" style:font-family-asian="Arial" style:font-family-complex="Arial" fo:background-color="transparent" fo:color="#000000"/>
    </style:style>
    <style:style style:name="T663" style:family="text">
      <style:text-properties fo:font-size="11.00pt" fo:font-weight="normal" fo:font-family="Arial" style:font-family-asian="Arial" style:font-family-complex="Arial" fo:background-color="transparent" fo:color="#0000ff"/>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4.00pt" fo:font-weight="bold" fo:font-family="Arial" style:font-family-asian="Arial" style:font-family-complex="Arial" fo:background-color="#f2f2f2" style:use-window-font-color="true"/>
    </style:style>
    <style:style style:name="T666" style:family="text">
      <style:text-properties fo:font-size="11.00pt" fo:font-weight="normal" fo:font-family="Arial" style:font-family-asian="Arial" style:font-family-complex="Arial" fo:background-color="transparent" fo:color="#000000" fo:font-style="italic"/>
    </style:style>
    <style:style style:name="T667" style:family="text">
      <style:text-properties fo:font-size="11.00pt" fo:font-weight="normal" fo:font-family="Arial" style:font-family-asian="Arial" style:font-family-complex="Arial" fo:background-color="transparent" fo:color="#0000ff" fo:font-style="italic"/>
    </style:style>
    <style:style style:name="T668" style:family="text">
      <style:text-properties fo:font-size="10.50pt" fo:font-weight="normal" fo:font-family="sans-serif" style:font-family-asian="sans-serif" style:font-family-complex="sans-serif" fo:background-color="transparent" fo:color="#252525"/>
    </style:style>
    <style:style style:name="T669" style:family="text">
      <style:text-properties fo:font-size="11.00pt" fo:font-weight="normal" fo:font-family="Arial" style:font-family-asian="Arial" style:font-family-complex="Arial" fo:background-color="transparent" fo:color="#ff0000" fo:font-style="italic"/>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1.00pt" fo:font-weight="normal" fo:font-family="Arial" style:font-family-asian="Arial" style:font-family-complex="Arial" fo:background-color="transparent" fo:color="#000000" fo:font-style="italic"/>
    </style:style>
    <style:style style:name="T672" style:family="text">
      <style:text-properties fo:font-size="11.00pt" fo:font-weight="normal" fo:font-family="Arial" style:font-family-asian="Arial" style:font-family-complex="Arial" fo:background-color="transparent" fo:color="#0000ff" fo:font-style="italic"/>
    </style:style>
    <style:style style:name="T673" style:family="text">
      <style:text-properties fo:font-size="11.00pt" fo:font-weight="normal" fo:font-family="Arial" style:font-family-asian="Arial" style:font-family-complex="Arial" fo:background-color="transparent" fo:color="#000000" fo:font-style="italic"/>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1.00pt" fo:font-weight="normal" fo:font-family="Arial" style:font-family-asian="Arial" style:font-family-complex="Arial" fo:background-color="transparent" fo:color="#000000" fo:font-style="italic"/>
    </style:style>
    <style:style style:name="T676" style:family="text">
      <style:text-properties fo:font-size="14.00pt" fo:font-weight="bold" fo:font-family="Arial" style:font-family-asian="Arial" style:font-family-complex="Arial" fo:background-color="#f2f2f2" style:use-window-font-color="true"/>
    </style:style>
    <style:style style:name="T677" style:family="text">
      <style:text-properties fo:font-size="11.00pt" fo:font-weight="normal" fo:font-family="Arial" style:font-family-asian="Arial" style:font-family-complex="Arial" fo:background-color="transparent" fo:color="#000000" fo:font-style="italic"/>
    </style:style>
    <style:style style:name="T678" style:family="text">
      <style:text-properties fo:font-size="11.00pt" fo:font-weight="normal" fo:font-family="Arial" style:font-family-asian="Arial" style:font-family-complex="Arial" fo:background-color="transparent" fo:color="#ff0000" fo:font-style="italic"/>
    </style:style>
    <style:style style:name="T679" style:family="text">
      <style:text-properties fo:font-size="11.00pt" fo:font-weight="normal" fo:font-family="Arial" style:font-family-asian="Arial" style:font-family-complex="Arial" fo:background-color="transparent" fo:color="#ff0000"/>
    </style:style>
    <style:style style:name="T680" style:family="text">
      <style:text-properties fo:font-size="11.00pt" fo:font-weight="normal" fo:font-family="Arial" style:font-family-asian="Arial" style:font-family-complex="Arial" fo:background-color="transparent" fo:color="#000000"/>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1.00pt" fo:font-weight="bold" fo:font-family="Arial" style:font-family-asian="Arial" style:font-family-complex="Arial" fo:background-color="transparent" fo:color="#0000ff" fo:font-style="italic"/>
    </style:style>
    <style:style style:name="T683" style:family="text">
      <style:text-properties fo:font-size="11.00pt" fo:font-weight="bold" fo:font-family="Arial" style:font-family-asian="Arial" style:font-family-complex="Arial" fo:background-color="transparent" fo:color="#0000ff" fo:font-style="italic"/>
    </style:style>
    <style:style style:name="T684" style:family="text">
      <style:text-properties fo:font-size="11.00pt" fo:font-weight="bold" fo:font-family="Arial" style:font-family-asian="Arial" style:font-family-complex="Arial" fo:background-color="transparent" fo:color="#0000ff" fo:font-style="italic"/>
    </style:style>
    <style:style style:name="T685" style:family="text">
      <style:text-properties fo:font-size="11.00pt" fo:font-weight="normal" fo:font-family="Arial" style:font-family-asian="Arial" style:font-family-complex="Arial" fo:background-color="transparent" fo:color="#000000"/>
    </style:style>
    <style:style style:name="T686" style:family="text">
      <style:text-properties fo:font-size="11.00pt" fo:font-weight="normal" fo:font-family="Arial" style:font-family-asian="Arial" style:font-family-complex="Arial" fo:background-color="transparent" fo:color="#000000" fo:font-style="italic"/>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1.00pt" fo:font-weight="normal" fo:font-family="Arial" style:font-family-asian="Arial" style:font-family-complex="Arial" fo:background-color="transparent" fo:color="#000000" fo:font-style="italic"/>
    </style:style>
    <style:style style:name="T689" style:family="text">
      <style:text-properties fo:font-size="11.00pt" fo:font-weight="normal" fo:font-family="Calibri" style:font-family-asian="Calibri" style:font-family-complex="Calibri" fo:background-color="transparent" style:use-window-font-color="true"/>
    </style:style>
    <style:style style:name="T690" style:family="text">
      <style:text-properties fo:font-size="14.00pt" fo:font-weight="bold" fo:font-family="Arial" style:font-family-asian="Arial" style:font-family-complex="Arial" fo:background-color="#f2f2f2" style:use-window-font-color="true"/>
    </style:style>
    <style:style style:name="T691" style:family="text">
      <style:text-properties fo:font-size="11.00pt" fo:font-weight="normal" fo:font-family="Arial" style:font-family-asian="Arial" style:font-family-complex="Arial" fo:background-color="transparent" fo:color="#0000ff" fo:font-style="italic"/>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1.00pt" fo:font-weight="normal" fo:font-family="Arial" style:font-family-asian="Arial" style:font-family-complex="Arial" fo:background-color="transparent" fo:color="#000000" fo:font-style="italic"/>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0.00pt" fo:font-weight="normal" fo:font-family="Arial" style:font-family-asian="Arial" style:font-family-complex="Arial" fo:background-color="transparent" fo:color="#ff0000" fo:font-style="italic"/>
    </style:style>
    <style:style style:name="T696" style:family="text">
      <style:text-properties fo:font-size="10.00pt" fo:font-weight="bold" fo:font-family="Arial" style:font-family-asian="Arial" style:font-family-complex="Arial" fo:background-color="transparent" fo:color="#ff0000" fo:font-style="italic"/>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4.00pt" fo:font-weight="bold" fo:font-family="Arial" style:font-family-asian="Arial" style:font-family-complex="Arial" fo:background-color="#f2f2f2" style:use-window-font-color="true"/>
    </style:style>
    <style:style style:name="T699" style:family="text">
      <style:text-properties fo:font-size="11.00pt" fo:font-weight="normal" fo:font-family="Arial" style:font-family-asian="Arial" style:font-family-complex="Arial" fo:background-color="transparent" fo:color="#ff0000" fo:font-style="italic"/>
    </style:style>
    <style:style style:name="T700" style:family="text">
      <style:text-properties fo:font-size="11.00pt" fo:font-weight="normal" fo:font-family="Arial" style:font-family-asian="Arial" style:font-family-complex="Arial" fo:background-color="transparent" fo:color="#0000ff" fo:font-style="italic"/>
    </style:style>
    <style:style style:name="T701" style:family="text">
      <style:text-properties fo:font-size="11.00pt" fo:font-weight="normal" fo:font-family="Arial" style:font-family-asian="Arial" style:font-family-complex="Arial" fo:background-color="transparent" fo:color="#000000" fo:font-style="italic"/>
    </style:style>
    <style:style style:name="T702" style:family="text">
      <style:text-properties fo:font-size="11.00pt" fo:font-weight="normal" fo:font-family="Arial" style:font-family-asian="Arial" style:font-family-complex="Arial" fo:background-color="transparent" fo:color="#0000ff" fo:font-style="italic"/>
    </style:style>
    <style:style style:name="T703" style:family="text">
      <style:text-properties fo:font-size="11.00pt" fo:font-weight="normal" fo:font-family="Arial" style:font-family-asian="Arial" style:font-family-complex="Arial" fo:background-color="transparent" fo:color="#000000" fo:font-style="italic"/>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4.00pt" fo:font-weight="bold" fo:font-family="Arial" style:font-family-asian="Arial" style:font-family-complex="Arial" fo:background-color="#f2f2f2" style:use-window-font-color="true"/>
    </style:style>
    <style:style style:name="T706" style:family="text">
      <style:text-properties fo:font-size="11.00pt" fo:font-weight="normal" fo:font-family="Arial" style:font-family-asian="Arial" style:font-family-complex="Arial" fo:background-color="transparent" style:use-window-font-color="tru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0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12" style:family="text">
      <style:text-properties fo:font-size="11.00pt" fo:font-weight="normal" fo:font-family="Arial" style:font-family-asian="Arial" style:font-family-complex="Arial" fo:background-color="transparent" style:use-window-font-color="true"/>
    </style:style>
    <style:style style:name="T71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715" style:family="text">
      <style:text-properties fo:font-size="11.00pt" fo:font-weight="normal" fo:font-family="Calibri" style:font-family-asian="Calibri" style:font-family-complex="Calibri" fo:background-color="transparent" style:use-window-font-color="true"/>
    </style:style>
    <style:style style:name="T71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717" style:family="text">
      <style:text-properties fo:font-size="11.00pt" fo:font-weight="normal" fo:font-family="Arial" style:font-family-asian="Arial" style:font-family-complex="Arial" fo:background-color="transparent" style:use-window-font-color="true" fo:font-style="italic"/>
    </style:style>
    <style:style style:name="T7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27.00pt" fo:margin-top="18.00pt" fo:margin-bottom="12.00pt">
        <style:tab-stops>
          <style:tab-stop style:position="838818.80pt"/>
        </style:tab-stops>
      </style:paragraph-properties>
    </style:style>
    <style:style style:name="P2" style:family="paragraph">
      <style:paragraph-properties fo:line-height="100.00%" fo:text-align="justify" fo:margin-top="3.00pt" fo:margin-bottom="3.00pt"/>
    </style:style>
    <style:style style:name="P3" style:family="paragraph">
      <style:paragraph-properties fo:line-height="100.00%" fo:text-align="center" fo:margin-top="6.00pt" fo:margin-bottom="3.00pt"/>
    </style:style>
    <style:style style:name="P4" style:family="paragraph">
      <style:paragraph-properties fo:line-height="100.00%" fo:text-align="center"/>
    </style:style>
    <style:style style:name="P5" style:family="paragraph">
      <style:paragraph-properties fo:line-height="100.00%" fo:text-align="justify" fo:margin-top="3.00pt" fo:margin-bottom="3.00pt"/>
    </style:style>
    <style:style style:name="P6" style:family="paragraph">
      <style:paragraph-properties fo:line-height="100.00%" fo:text-align="center"/>
    </style:style>
    <style:style style:name="P7" style:family="paragraph">
      <style:paragraph-properties fo:line-height="100.00%" fo:text-align="justify" fo:margin-top="3.00pt" fo:margin-bottom="3.00pt"/>
    </style:style>
    <style:style style:name="P8" style:family="paragraph">
      <style:paragraph-properties fo:line-height="100.00%" fo:text-align="center" fo:margin-top="3.00pt" fo:margin-bottom="3.00pt"/>
    </style:style>
    <style:style style:name="P9" style:family="paragraph">
      <style:paragraph-properties fo:line-height="100.00%" fo:text-align="center"/>
    </style:style>
    <style:style style:name="P10" style:family="paragraph">
      <style:paragraph-properties fo:line-height="100.00%" fo:text-align="center" fo:margin-top="3.00pt" fo:margin-bottom="3.00pt"/>
    </style:style>
    <style:style style:name="P11" style:family="paragraph">
      <style:paragraph-properties fo:line-height="100.00%" fo:text-align="justify" fo:margin-top="3.00pt" fo:margin-bottom="3.00pt"/>
    </style:style>
    <style:style style:name="P12" style:family="paragraph">
      <style:paragraph-properties fo:line-height="100.00%" fo:text-align="center" fo:margin-top="3.00pt" fo:margin-bottom="3.00pt"/>
    </style:style>
    <style:style style:name="P13"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4" style:family="paragraph">
      <style:paragraph-properties fo:line-height="100.00%" fo:text-align="center" fo:margin-top="3.00pt" fo:margin-bottom="3.00pt"/>
    </style:style>
    <style:style style:name="P15"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6"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7" style:family="paragraph">
      <style:paragraph-properties fo:line-height="100.00%" fo:text-align="center" fo:margin-top="3.00pt" fo:margin-bottom="3.00pt"/>
    </style:style>
    <style:style style:name="P18"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9" style:family="paragraph">
      <style:paragraph-properties fo:line-height="100.00%" fo:text-align="center" fo:margin-top="3.00pt" fo:margin-bottom="3.00pt"/>
    </style:style>
    <style:style style:name="P20"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1" style:family="paragraph">
      <style:paragraph-properties fo:line-height="100.00%" fo:text-align="center" fo:margin-top="3.00pt" fo:margin-bottom="3.00pt"/>
    </style:style>
    <style:style style:name="P22" style:family="paragraph">
      <style:paragraph-properties fo:line-height="100.00%" fo:text-align="left" fo:margin-left="106.35pt" fo:text-indent="0.00pt" fo:margin-top="3.00pt" fo:margin-bottom="3.00pt"/>
    </style:style>
    <style:style style:name="P23" style:family="paragraph">
      <style:paragraph-properties fo:line-height="100.00%" fo:text-align="justify" fo:margin-left="106.35pt" fo:text-indent="0.00pt" fo:margin-top="3.00pt" fo:margin-bottom="3.00pt"/>
    </style:style>
    <style:style style:name="P24" style:family="paragraph">
      <style:paragraph-properties fo:line-height="100.00%" fo:text-align="left" fo:margin-left="106.35pt" fo:text-indent="0.00pt" fo:margin-top="3.00pt" fo:margin-bottom="3.00pt"/>
    </style:style>
    <style:style style:name="P25" style:family="paragraph">
      <style:paragraph-properties fo:line-height="100.00%" fo:text-align="justify" fo:margin-left="106.35pt" fo:text-indent="0.00pt" fo:margin-top="3.00pt" fo:margin-bottom="3.00pt"/>
    </style:style>
    <style:style style:name="P26" style:family="paragraph">
      <style:paragraph-properties fo:line-height="100.00%" fo:text-align="justify" fo:margin-top="18.00pt" fo:margin-bottom="6.00pt"/>
    </style:style>
    <style:style style:name="P27"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28"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29" style:family="paragraph">
      <style:paragraph-properties fo:line-height="100.00%" fo:text-align="left" fo:margin-left="24.00pt" fo:text-indent="0.00pt">
        <style:tab-stops>
          <style:tab-stop style:position="429.50pt" style:type="right" style:leader-style="dotted"/>
        </style:tab-stops>
      </style:paragraph-properties>
    </style:style>
    <style:style style:name="P30"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1"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2"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3" style:family="paragraph">
      <style:paragraph-properties fo:line-height="100.00%" fo:text-align="left" fo:margin-left="24.00pt" fo:text-indent="0.00pt">
        <style:tab-stops>
          <style:tab-stop style:position="429.50pt" style:type="right" style:leader-style="dotted"/>
        </style:tab-stops>
      </style:paragraph-properties>
    </style:style>
    <style:style style:name="P34"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35"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6" style:family="paragraph">
      <style:paragraph-properties fo:line-height="100.00%" fo:text-align="left" fo:margin-left="24.00pt" fo:text-indent="0.00pt">
        <style:tab-stops>
          <style:tab-stop style:position="429.50pt" style:type="right" style:leader-style="dotted"/>
        </style:tab-stops>
      </style:paragraph-properties>
    </style:style>
    <style:style style:name="P37"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38" style:family="paragraph">
      <style:paragraph-properties fo:line-height="100.00%" fo:text-align="left" fo:margin-left="24.00pt" fo:text-indent="0.00pt">
        <style:tab-stops>
          <style:tab-stop style:position="429.50pt" style:type="right" style:leader-style="dotted"/>
        </style:tab-stops>
      </style:paragraph-properties>
    </style:style>
    <style:style style:name="P39"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40" style:family="paragraph">
      <style:paragraph-properties fo:line-height="100.00%" fo:text-align="left" fo:margin-left="24.00pt" fo:text-indent="0.00pt">
        <style:tab-stops>
          <style:tab-stop style:position="429.50pt" style:type="right" style:leader-style="dotted"/>
        </style:tab-stops>
      </style:paragraph-properties>
    </style:style>
    <style:style style:name="P41"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42" style:family="paragraph">
      <style:paragraph-properties fo:line-height="100.00%" fo:text-align="left" fo:margin-top="6.00pt" fo:margin-bottom="6.00pt">
        <style:tab-stops>
          <style:tab-stop style:position="21.30pt"/>
          <style:tab-stop style:position="24.00pt"/>
          <style:tab-stop style:position="28.35pt"/>
          <style:tab-stop style:position="453.00pt" style:type="right" style:leader-style="dotted"/>
        </style:tab-stops>
      </style:paragraph-properties>
    </style:style>
    <style:style style:name="P43" style:family="paragraph">
      <style:paragraph-properties fo:line-height="100.00%" fo:text-align="justify" fo:margin-top="12.00pt" fo:margin-bottom="6.00pt"/>
    </style:style>
    <style:style style:name="P44" style:family="paragraph">
      <style:paragraph-properties fo:line-height="100.00%" fo:text-align="justify" fo:margin-top="3.00pt" fo:margin-bottom="3.00pt"/>
    </style:style>
    <style:style style:name="P45" style:family="paragraph">
      <style:paragraph-properties fo:line-height="100.00%" fo:text-align="justify" fo:margin-left="0.00pt" fo:text-indent="36.00pt" fo:margin-top="3.00pt" fo:margin-bottom="3.00pt"/>
    </style:style>
    <style:style style:name="P46" style:family="paragraph">
      <style:paragraph-properties fo:line-height="100.00%" fo:text-align="justify" fo:margin-top="12.00pt" fo:margin-bottom="3.00pt"/>
    </style:style>
    <style:style style:name="P47" style:family="paragraph">
      <style:paragraph-properties fo:line-height="165.00%" fo:text-align="justify" fo:margin-top="3.00pt" fo:margin-bottom="3.00pt"/>
    </style:style>
    <style:style style:name="P48" style:family="paragraph">
      <style:paragraph-properties fo:line-height="100.00%" fo:text-align="justify" fo:margin-top="12.00pt" fo:margin-bottom="3.00pt"/>
    </style:style>
    <style:style style:name="P49" style:family="paragraph">
      <style:paragraph-properties fo:line-height="100.00%" fo:text-align="justify" fo:margin-top="3.00pt" fo:margin-bottom="3.00pt"/>
    </style:style>
    <style:style style:name="P50" style:family="paragraph">
      <style:paragraph-properties fo:line-height="100.00%" fo:text-align="justify" fo:margin-left="0.00pt" fo:text-indent="36.00pt" fo:margin-top="3.00pt" fo:margin-bottom="3.00pt"/>
    </style:style>
    <style:style style:name="P51" style:family="paragraph">
      <style:paragraph-properties fo:line-height="100.00%" fo:text-align="justify" fo:margin-top="12.00pt" fo:margin-bottom="3.00pt"/>
    </style:style>
    <style:style style:name="P52" style:family="paragraph">
      <style:paragraph-properties fo:line-height="100.00%" fo:text-align="justify" fo:margin-left="0.00pt" fo:text-indent="36.00pt" fo:margin-top="3.00pt" fo:margin-bottom="3.00pt"/>
    </style:style>
    <style:style style:name="P53" style:family="paragraph">
      <style:paragraph-properties fo:line-height="100.00%" fo:text-align="justify" fo:margin-top="12.00pt" fo:margin-bottom="3.00pt"/>
    </style:style>
    <style:style style:name="P54" style:family="paragraph">
      <style:paragraph-properties fo:line-height="100.00%" fo:text-align="justify" fo:margin-top="3.00pt" fo:margin-bottom="3.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justify" fo:margin-left="-18.00pt" fo:text-indent="18.00pt" fo:margin-top="3.00pt" fo:margin-bottom="3.00pt"/>
    </style:style>
    <style:style style:name="P56" style:family="paragraph">
      <style:paragraph-properties fo:line-height="100.00%" fo:text-align="justify" fo:margin-left="21.55pt" fo:text-indent="-21.55pt" fo:margin-top="12.00pt" fo:margin-bottom="6.00pt"/>
    </style:style>
    <style:style style:name="P57" style:family="paragraph">
      <style:paragraph-properties fo:line-height="100.00%" fo:text-align="justify" fo:margin-top="3.00pt" fo:margin-bottom="3.00pt"/>
    </style:style>
    <style:style style:name="P58" style:family="paragraph">
      <style:paragraph-properties fo:line-height="100.00%" fo:text-align="justify" fo:margin-left="21.55pt" fo:text-indent="-21.55pt" fo:margin-top="12.00pt" fo:margin-bottom="6.00pt"/>
    </style:style>
    <style:style style:name="P59" style:family="paragraph">
      <style:paragraph-properties fo:line-height="100.00%" fo:text-align="justify" fo:margin-left="0.00pt" fo:text-indent="21.55pt" fo:margin-top="3.00pt" fo:margin-bottom="3.00pt"/>
    </style:style>
    <style:style style:name="P60" style:family="paragraph">
      <style:paragraph-properties fo:line-height="100.00%" fo:text-align="justify" fo:margin-top="3.00pt" fo:margin-bottom="3.00pt"/>
    </style:style>
    <style:style style:name="P61" style:family="paragraph">
      <style:paragraph-properties fo:line-height="100.00%" fo:text-align="left" fo:margin-left="3.50pt" fo:text-indent="-3.50pt">
        <style:tab-stops>
          <style:tab-stop style:position="226.75pt"/>
          <style:tab-stop style:position="3401.80pt"/>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3.50pt" fo:text-indent="-3.50pt">
        <style:tab-stops>
          <style:tab-stop style:position="226.75pt"/>
          <style:tab-stop style:position="3401.80pt"/>
        </style:tab-stops>
      </style:paragraph-properties>
    </style:style>
    <style:style style:name="P64" style:family="paragraph">
      <style:paragraph-properties fo:line-height="100.00%" fo:text-align="left" fo:margin-left="3.50pt" fo:text-indent="-3.50pt">
        <style:tab-stops>
          <style:tab-stop style:position="226.75pt"/>
          <style:tab-stop style:position="3401.80pt"/>
        </style:tab-stops>
      </style:paragraph-properties>
    </style:style>
    <style:style style:name="P65" style:family="paragraph">
      <style:paragraph-properties fo:line-height="100.00%" fo:text-align="center"/>
    </style:style>
    <style:style style:name="P66" style:family="paragraph">
      <style:paragraph-properties fo:line-height="100.00%" fo:text-align="center" fo:margin-left="1.70pt" fo:text-indent="0.00pt"/>
    </style:style>
    <style:style style:name="P67" style:family="paragraph">
      <style:paragraph-properties fo:line-height="100.00%" fo:text-align="left" fo:margin-left="3.50pt" fo:text-indent="-3.50pt">
        <style:tab-stops>
          <style:tab-stop style:position="226.75pt"/>
          <style:tab-stop style:position="3401.80pt"/>
        </style:tab-stops>
      </style:paragraph-properties>
    </style:style>
    <style:style style:name="P68" style:family="paragraph">
      <style:paragraph-properties fo:line-height="100.00%" fo:text-align="left" fo:margin-left="3.50pt" fo:text-indent="-3.50pt">
        <style:tab-stops>
          <style:tab-stop style:position="226.75pt"/>
          <style:tab-stop style:position="3401.80pt"/>
        </style:tab-stops>
      </style:paragraph-properties>
    </style:style>
    <style:style style:name="P69" style:family="paragraph">
      <style:paragraph-properties fo:line-height="100.00%" fo:text-align="center" fo:margin-left="1.70pt" fo:text-indent="0.00pt"/>
    </style:style>
    <style:style style:name="P70" style:family="paragraph">
      <style:paragraph-properties fo:line-height="100.00%" fo:text-align="left" fo:margin-left="3.50pt" fo:text-indent="-3.50pt">
        <style:tab-stops>
          <style:tab-stop style:position="226.75pt"/>
          <style:tab-stop style:position="3401.80pt"/>
        </style:tab-stops>
      </style:paragraph-properties>
    </style:style>
    <style:style style:name="P71" style:family="paragraph">
      <style:paragraph-properties fo:line-height="100.00%" fo:text-align="left" fo:margin-left="3.50pt" fo:text-indent="-3.50pt">
        <style:tab-stops>
          <style:tab-stop style:position="226.75pt"/>
          <style:tab-stop style:position="3401.80pt"/>
        </style:tab-stops>
      </style:paragraph-properties>
    </style:style>
    <style:style style:name="P72" style:family="paragraph">
      <style:paragraph-properties fo:line-height="100.00%" fo:text-align="center" fo:margin-left="1.70pt" fo:text-indent="0.00pt"/>
    </style:style>
    <style:style style:name="P73" style:family="paragraph">
      <style:paragraph-properties fo:line-height="100.00%" fo:text-align="left" fo:margin-left="3.50pt" fo:text-indent="-3.50pt">
        <style:tab-stops>
          <style:tab-stop style:position="226.75pt"/>
          <style:tab-stop style:position="3401.80pt"/>
        </style:tab-stops>
      </style:paragraph-properties>
    </style:style>
    <style:style style:name="P74" style:family="paragraph">
      <style:paragraph-properties fo:line-height="100.00%" fo:text-align="justify" fo:margin-left="21.55pt" fo:text-indent="-21.55pt" fo:margin-top="12.00pt" fo:margin-bottom="6.00pt"/>
    </style:style>
    <style:style style:name="P75" style:family="paragraph">
      <style:paragraph-properties fo:line-height="100.00%" fo:text-align="justify" fo:margin-left="0.00pt" fo:text-indent="36.00pt" fo:margin-top="3.00pt" fo:margin-bottom="3.00pt"/>
    </style:style>
    <style:style style:name="P76" style:family="paragraph">
      <style:paragraph-properties fo:line-height="100.00%" fo:text-align="center" fo:margin-top="12.00pt" fo:margin-bottom="6.00pt"/>
    </style:style>
    <style:style style:name="P77" style:family="paragraph">
      <style:paragraph-properties fo:line-height="100.00%" fo:text-align="justify" fo:margin-left="0.00pt" fo:text-indent="21.55pt" fo:margin-top="3.00pt" fo:margin-bottom="3.00pt"/>
    </style:style>
    <style:style style:name="P78" style:family="paragraph">
      <style:paragraph-properties fo:line-height="100.00%" fo:text-align="justify" fo:margin-left="21.30pt" fo:text-indent="0.00pt" fo:margin-top="3.00pt" fo:margin-bottom="3.00pt"/>
    </style:style>
    <style:style style:name="P79" style:family="paragraph">
      <style:paragraph-properties fo:line-height="100.00%" fo:text-align="center" fo:margin-top="12.00pt" fo:margin-bottom="6.00pt"/>
    </style:style>
    <style:style style:name="P80"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81" style:family="paragraph">
      <style:paragraph-properties fo:line-height="100.00%" fo:text-align="left" fo:margin-top="3.00pt" fo:margin-bottom="3.00pt"/>
    </style:style>
    <style:style style:name="P82"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83" style:family="paragraph">
      <style:paragraph-properties fo:line-height="100.00%" fo:text-align="left" fo:margin-left="3.50pt" fo:text-indent="-3.50pt">
        <style:tab-stops>
          <style:tab-stop style:position="81.25pt"/>
          <style:tab-stop style:position="3401.80pt"/>
        </style:tab-stops>
      </style:paragraph-properties>
    </style:style>
    <style:style style:name="P84" style:family="paragraph">
      <style:paragraph-properties fo:line-height="100.00%" fo:text-align="left" fo:margin-top="3.00pt" fo:margin-bottom="3.00pt"/>
    </style:style>
    <style:style style:name="P85" style:family="paragraph">
      <style:paragraph-properties fo:line-height="100.00%" fo:text-align="left" fo:margin-left="3.50pt" fo:text-indent="-3.50pt">
        <style:tab-stops>
          <style:tab-stop style:position="81.25pt"/>
          <style:tab-stop style:position="3401.80pt"/>
        </style:tab-stops>
      </style:paragraph-properties>
    </style:style>
    <style:style style:name="P86" style:family="paragraph">
      <style:paragraph-properties fo:line-height="100.00%" fo:text-align="justify" fo:margin-top="3.00pt" fo:margin-bottom="3.00pt"/>
    </style:style>
    <style:style style:name="P87" style:family="paragraph">
      <style:paragraph-properties fo:line-height="100.00%" fo:text-align="justify" fo:margin-left="18.00pt" fo:text-indent="0.00pt" fo:margin-top="3.00pt" fo:margin-bottom="3.00pt"/>
    </style:style>
    <style:style style:name="P88" style:family="paragraph">
      <style:paragraph-properties fo:line-height="100.00%" fo:text-align="justify" fo:margin-top="3.00pt" fo:margin-bottom="3.00pt"/>
    </style:style>
    <style:style style:name="P89" style:family="paragraph">
      <style:paragraph-properties fo:line-height="100.00%" fo:text-align="justify"/>
    </style:style>
    <style:style style:name="P90" style:family="paragraph">
      <style:paragraph-properties fo:line-height="100.00%" fo:text-align="justify" fo:margin-left="18.00pt" fo:text-indent="0.00pt" fo:margin-top="3.00pt" fo:margin-bottom="3.00pt"/>
    </style:style>
    <style:style style:name="P91" style:family="paragraph">
      <style:paragraph-properties fo:line-height="100.00%" fo:text-align="justify" fo:margin-left="36.00pt" fo:text-indent="0.00pt" fo:margin-top="3.00pt" fo:margin-bottom="3.00pt"/>
    </style:style>
    <style:style style:name="P92" style:family="paragraph">
      <style:paragraph-properties fo:line-height="100.00%" fo:text-align="justify" fo:margin-top="3.00pt" fo:margin-bottom="3.00pt"/>
    </style:style>
    <style:style style:name="P93" style:family="paragraph">
      <style:paragraph-properties fo:line-height="100.00%" fo:text-align="justify"/>
    </style:style>
    <style:style style:name="P94" style:family="paragraph">
      <style:paragraph-properties fo:line-height="100.00%" fo:text-align="center" fo:margin-top="12.00pt" fo:margin-bottom="6.00pt"/>
    </style:style>
    <style:style style:name="P95" style:family="paragraph">
      <style:paragraph-properties fo:line-height="100.00%" fo:text-align="left" fo:margin-left="39.60pt" fo:text-indent="0.00pt"/>
    </style:style>
    <style:style style:name="P96"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97" style:family="paragraph">
      <style:paragraph-properties fo:line-height="100.00%" fo:text-align="left" fo:margin-top="3.00pt" fo:margin-bottom="3.00pt"/>
    </style:style>
    <style:style style:name="P98"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99" style:family="paragraph">
      <style:paragraph-properties fo:line-height="100.00%" fo:text-align="left" fo:margin-left="3.50pt" fo:text-indent="-3.50pt">
        <style:tab-stops>
          <style:tab-stop style:position="81.25pt"/>
          <style:tab-stop style:position="3401.80pt"/>
        </style:tab-stops>
      </style:paragraph-properties>
    </style:style>
    <style:style style:name="P100" style:family="paragraph">
      <style:paragraph-properties fo:line-height="100.00%" fo:text-align="left" fo:margin-top="3.00pt" fo:margin-bottom="3.00pt"/>
    </style:style>
    <style:style style:name="P101" style:family="paragraph">
      <style:paragraph-properties fo:line-height="100.00%" fo:text-align="left" fo:margin-left="3.50pt" fo:text-indent="-3.50pt">
        <style:tab-stops>
          <style:tab-stop style:position="81.25pt"/>
          <style:tab-stop style:position="3401.80pt"/>
        </style:tab-stops>
      </style:paragraph-properties>
    </style:style>
    <style:style style:name="P102" style:family="paragraph">
      <style:paragraph-properties fo:line-height="100.00%" fo:text-align="justify" fo:margin-top="3.00pt" fo:margin-bottom="3.00pt"/>
    </style:style>
    <style:style style:name="P103" style:family="paragraph">
      <style:paragraph-properties fo:line-height="100.00%" fo:text-align="justify" fo:margin-left="18.00pt" fo:text-indent="0.00pt" fo:margin-top="3.00pt" fo:margin-bottom="3.00pt"/>
    </style:style>
    <style:style style:name="P104" style:family="paragraph">
      <style:paragraph-properties fo:line-height="100.00%" fo:text-align="left" fo:margin-left="39.60pt" fo:text-indent="0.00pt"/>
    </style:style>
    <style:style style:name="P105" style:family="paragraph">
      <style:paragraph-properties fo:line-height="100.00%" fo:text-align="left"/>
    </style:style>
    <style:style style:name="P106" style:family="paragraph">
      <style:paragraph-properties fo:line-height="100.00%" fo:text-align="left" fo:margin-left="39.60pt" fo:text-indent="0.00pt"/>
    </style:style>
    <style:style style:name="P107" style:family="paragraph">
      <style:paragraph-properties fo:line-height="100.00%" fo:text-align="justify"/>
    </style:style>
    <style:style style:name="P108" style:family="paragraph">
      <style:paragraph-properties fo:line-height="100.00%" fo:text-align="left" fo:margin-left="39.60pt" fo:text-indent="0.00pt"/>
    </style:style>
    <style:style style:name="P109" style:family="paragraph">
      <style:paragraph-properties fo:line-height="100.00%" fo:text-align="center" fo:margin-top="12.00pt" fo:margin-bottom="6.00pt"/>
    </style:style>
    <style:style style:name="P110" style:family="paragraph">
      <style:paragraph-properties fo:line-height="100.00%" fo:text-align="left" fo:margin-left="39.60pt" fo:text-indent="0.00pt"/>
    </style:style>
    <style:style style:name="P111"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12" style:family="paragraph">
      <style:paragraph-properties fo:line-height="100.00%" fo:text-align="left" fo:margin-top="3.00pt" fo:margin-bottom="3.00pt"/>
    </style:style>
    <style:style style:name="P113"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14" style:family="paragraph">
      <style:paragraph-properties fo:line-height="100.00%" fo:text-align="left" fo:margin-left="3.50pt" fo:text-indent="-3.50pt">
        <style:tab-stops>
          <style:tab-stop style:position="81.25pt"/>
          <style:tab-stop style:position="3401.80pt"/>
        </style:tab-stops>
      </style:paragraph-properties>
    </style:style>
    <style:style style:name="P115" style:family="paragraph">
      <style:paragraph-properties fo:line-height="100.00%" fo:text-align="left" fo:margin-top="3.00pt" fo:margin-bottom="3.00pt"/>
    </style:style>
    <style:style style:name="P116" style:family="paragraph">
      <style:paragraph-properties fo:line-height="100.00%" fo:text-align="left" fo:margin-left="3.50pt" fo:text-indent="-3.50pt">
        <style:tab-stops>
          <style:tab-stop style:position="81.25pt"/>
          <style:tab-stop style:position="3401.80pt"/>
        </style:tab-stops>
      </style:paragraph-properties>
    </style:style>
    <style:style style:name="P117" style:family="paragraph">
      <style:paragraph-properties fo:line-height="100.00%" fo:text-align="justify" fo:margin-top="3.00pt" fo:margin-bottom="3.00pt"/>
    </style:style>
    <style:style style:name="P118" style:family="paragraph">
      <style:paragraph-properties fo:line-height="100.00%" fo:text-align="justify" fo:margin-left="18.00pt" fo:text-indent="0.00pt" fo:margin-top="3.00pt" fo:margin-bottom="3.00pt"/>
    </style:style>
    <style:style style:name="P119" style:family="paragraph">
      <style:paragraph-properties fo:line-height="100.00%" fo:text-align="left"/>
    </style:style>
    <style:style style:name="P120" style:family="paragraph">
      <style:paragraph-properties fo:line-height="100.00%" fo:text-align="center" fo:margin-top="12.00pt" fo:margin-bottom="6.00pt"/>
    </style:style>
    <style:style style:name="P121" style:family="paragraph">
      <style:paragraph-properties fo:line-height="100.00%" fo:text-align="justify" fo:margin-left="18.00pt" fo:text-indent="0.00pt" fo:margin-top="3.00pt" fo:margin-bottom="3.00pt"/>
    </style:style>
    <style:style style:name="P122"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23" style:family="paragraph">
      <style:paragraph-properties fo:line-height="100.00%" fo:text-align="left" fo:margin-top="3.00pt" fo:margin-bottom="3.00pt"/>
    </style:style>
    <style:style style:name="P124"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25" style:family="paragraph">
      <style:paragraph-properties fo:line-height="100.00%" fo:text-align="left" fo:margin-left="3.50pt" fo:text-indent="-3.50pt">
        <style:tab-stops>
          <style:tab-stop style:position="81.25pt"/>
          <style:tab-stop style:position="3401.80pt"/>
        </style:tab-stops>
      </style:paragraph-properties>
    </style:style>
    <style:style style:name="P126" style:family="paragraph">
      <style:paragraph-properties fo:line-height="100.00%" fo:text-align="left" fo:margin-top="3.00pt" fo:margin-bottom="3.00pt"/>
    </style:style>
    <style:style style:name="P127" style:family="paragraph">
      <style:paragraph-properties fo:line-height="100.00%" fo:text-align="left" fo:margin-left="3.50pt" fo:text-indent="-3.50pt">
        <style:tab-stops>
          <style:tab-stop style:position="81.25pt"/>
          <style:tab-stop style:position="3401.80pt"/>
        </style:tab-stops>
      </style:paragraph-properties>
    </style:style>
    <style:style style:name="P128" style:family="paragraph">
      <style:paragraph-properties fo:line-height="100.00%" fo:text-align="justify" fo:margin-left="18.00pt" fo:text-indent="0.00pt" fo:margin-top="3.00pt" fo:margin-bottom="3.00pt"/>
    </style:style>
    <style:style style:name="P129" style:family="paragraph">
      <style:paragraph-properties fo:line-height="100.00%" fo:text-align="left"/>
    </style:style>
    <style:style style:name="P130" style:family="paragraph">
      <style:paragraph-properties fo:line-height="100.00%" fo:text-align="justify" fo:margin-left="18.00pt" fo:text-indent="0.00pt" fo:margin-top="3.00pt" fo:margin-bottom="3.00pt"/>
    </style:style>
    <style:style style:name="P131" style:family="paragraph">
      <style:paragraph-properties fo:line-height="100.00%" fo:text-align="center" fo:margin-left="18.00pt" fo:text-indent="0.00pt" fo:margin-top="12.00pt" fo:margin-bottom="6.00pt"/>
    </style:style>
    <style:style style:name="P132" style:family="paragraph">
      <style:paragraph-properties fo:line-height="100.00%" fo:text-align="justify" fo:margin-left="18.00pt" fo:text-indent="0.00pt" fo:margin-top="3.00pt" fo:margin-bottom="3.00pt"/>
    </style:style>
    <style:style style:name="P133"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34" style:family="paragraph">
      <style:paragraph-properties fo:line-height="100.00%" fo:text-align="left" fo:margin-top="3.00pt" fo:margin-bottom="3.00pt"/>
    </style:style>
    <style:style style:name="P135" style:family="paragraph">
      <style:paragraph-properties fo:line-height="100.00%" fo:text-align="left" fo:margin-left="3.50pt" fo:text-indent="-3.50pt">
        <style:tab-stops>
          <style:tab-stop style:position="81.25pt"/>
          <style:tab-stop style:position="3401.80pt"/>
          <style:tab-stop style:position="421118.15pt" style:type="right"/>
          <style:tab-stop style:position="9.30pt"/>
          <style:tab-stop style:position="17.75pt"/>
          <style:tab-stop style:position="3401.80pt"/>
          <style:tab-stop style:position="421118.15pt" style:type="right"/>
        </style:tab-stops>
      </style:paragraph-properties>
    </style:style>
    <style:style style:name="P136" style:family="paragraph">
      <style:paragraph-properties fo:line-height="100.00%" fo:text-align="left" fo:margin-left="3.50pt" fo:text-indent="-3.50pt">
        <style:tab-stops>
          <style:tab-stop style:position="81.25pt"/>
          <style:tab-stop style:position="3401.80pt"/>
        </style:tab-stops>
      </style:paragraph-properties>
    </style:style>
    <style:style style:name="P137" style:family="paragraph">
      <style:paragraph-properties fo:line-height="100.00%" fo:text-align="left" fo:margin-top="3.00pt" fo:margin-bottom="3.00pt"/>
    </style:style>
    <style:style style:name="P138" style:family="paragraph">
      <style:paragraph-properties fo:line-height="100.00%" fo:text-align="left" fo:margin-left="3.50pt" fo:text-indent="-3.50pt">
        <style:tab-stops>
          <style:tab-stop style:position="81.25pt"/>
          <style:tab-stop style:position="3401.80pt"/>
        </style:tab-stops>
      </style:paragraph-properties>
    </style:style>
    <style:style style:name="P139" style:family="paragraph">
      <style:paragraph-properties fo:line-height="100.00%" fo:text-align="justify" fo:margin-left="18.00pt" fo:text-indent="0.00pt" fo:margin-top="3.00pt" fo:margin-bottom="3.00pt"/>
    </style:style>
    <style:style style:name="P140" style:family="paragraph">
      <style:paragraph-properties fo:line-height="100.00%" fo:text-align="left"/>
    </style:style>
    <style:style style:name="P141" style:family="paragraph">
      <style:paragraph-properties fo:line-height="100.00%" fo:text-align="justify" fo:margin-left="18.00pt" fo:text-indent="0.00pt" fo:margin-top="3.00pt" fo:margin-bottom="3.00pt"/>
    </style:style>
    <style:style style:name="P142" style:family="paragraph">
      <style:paragraph-properties fo:line-height="100.00%" fo:text-align="left"/>
    </style:style>
    <style:style style:name="P143" style:family="paragraph">
      <style:paragraph-properties fo:line-height="100.00%" fo:text-align="justify" fo:margin-left="18.00pt" fo:text-indent="0.00pt" fo:margin-top="3.00pt" fo:margin-bottom="3.00pt"/>
    </style:style>
    <style:style style:name="P144" style:family="paragraph">
      <style:paragraph-properties fo:line-height="100.00%" fo:text-align="left"/>
    </style:style>
    <style:style style:name="P145" style:family="paragraph">
      <style:paragraph-properties fo:line-height="100.00%" fo:text-align="left" fo:margin-left="39.60pt" fo:text-indent="0.00pt"/>
    </style:style>
    <style:style style:name="P146" style:family="paragraph">
      <style:paragraph-properties fo:line-height="100.00%" fo:text-align="justify" fo:margin-top="12.00pt" fo:margin-bottom="6.00pt"/>
    </style:style>
    <style:style style:name="P147" style:family="paragraph">
      <style:paragraph-properties fo:line-height="100.00%" fo:text-align="justify" fo:margin-left="0.00pt" fo:text-indent="36.00pt" fo:margin-top="3.00pt" fo:margin-bottom="3.00pt"/>
    </style:style>
    <style:style style:name="P148" style:family="paragraph">
      <style:paragraph-properties fo:line-height="100.00%" fo:text-align="justify" fo:margin-top="3.00pt" fo:margin-bottom="3.00pt"/>
    </style:style>
    <style:style style:name="P149" style:family="paragraph">
      <style:paragraph-properties fo:line-height="100.00%" fo:text-align="justify" fo:margin-left="0.00pt" fo:text-indent="36.00pt" fo:margin-top="3.00pt" fo:margin-bottom="3.00pt"/>
    </style:style>
    <style:style style:name="P150" style:family="paragraph">
      <style:paragraph-properties fo:line-height="100.00%" fo:text-align="justify" fo:margin-top="3.00pt" fo:margin-bottom="3.00pt"/>
    </style:style>
    <style:style style:name="P151" style:family="paragraph">
      <style:paragraph-properties fo:line-height="100.00%" fo:text-align="justify" fo:margin-left="0.00pt" fo:text-indent="36.00pt" fo:margin-top="3.00pt" fo:margin-bottom="3.00pt"/>
    </style:style>
    <style:style style:name="P152" style:family="paragraph">
      <style:paragraph-properties fo:line-height="100.00%" fo:text-align="justify" fo:margin-top="3.00pt" fo:margin-bottom="3.00pt"/>
    </style:style>
    <style:style style:name="P153" style:family="paragraph">
      <style:paragraph-properties fo:line-height="100.00%" fo:text-align="justify" fo:margin-left="0.00pt" fo:text-indent="36.00pt" fo:margin-top="3.00pt" fo:margin-bottom="3.00pt"/>
    </style:style>
    <style:style style:name="P154" style:family="paragraph">
      <style:paragraph-properties fo:line-height="100.00%" fo:text-align="justify" fo:margin-top="12.00pt" fo:margin-bottom="6.00pt"/>
    </style:style>
    <style:style style:name="P155" style:family="paragraph">
      <style:paragraph-properties fo:line-height="100.00%" fo:text-align="justify" fo:margin-left="0.00pt" fo:text-indent="36.00pt" fo:margin-top="3.00pt" fo:margin-bottom="3.00pt"/>
    </style:style>
    <style:style style:name="P156" style:family="paragraph">
      <style:paragraph-properties fo:line-height="100.00%" fo:text-align="justify" fo:margin-top="3.00pt" fo:margin-bottom="3.00pt"/>
    </style:style>
    <style:style style:name="P157" style:family="paragraph">
      <style:paragraph-properties fo:line-height="100.00%" fo:text-align="left" fo:margin-top="12.00pt" fo:margin-bottom="6.00pt"/>
    </style:style>
    <style:style style:name="P158" style:family="paragraph">
      <style:paragraph-properties fo:line-height="100.00%" fo:text-align="justify" fo:margin-left="0.00pt" fo:text-indent="36.00pt" fo:margin-top="3.00pt" fo:margin-bottom="3.00pt"/>
    </style:style>
    <style:style style:name="P159" style:family="paragraph">
      <style:paragraph-properties fo:line-height="100.00%" fo:text-align="center" fo:margin-left="0.00pt" fo:text-indent="36.00pt" fo:margin-top="3.00pt" fo:margin-bottom="3.00pt"/>
    </style:style>
    <style:style style:name="P160" style:family="paragraph">
      <style:paragraph-properties fo:line-height="100.00%" fo:text-align="justify" fo:margin-left="0.00pt" fo:text-indent="36.00pt" fo:margin-top="3.00pt" fo:margin-bottom="3.00pt"/>
    </style:style>
    <style:style style:name="P161" style:family="paragraph">
      <style:paragraph-properties fo:line-height="100.00%" fo:text-align="center" fo:margin-left="0.00pt" fo:text-indent="36.00pt" fo:margin-top="3.00pt" fo:margin-bottom="3.00pt"/>
    </style:style>
    <style:style style:name="P162" style:family="paragraph">
      <style:paragraph-properties fo:line-height="100.00%" fo:text-align="justify" fo:margin-left="0.00pt" fo:text-indent="36.00pt" fo:margin-top="3.00pt" fo:margin-bottom="3.00pt"/>
    </style:style>
    <style:style style:name="P163" style:family="paragraph">
      <style:paragraph-properties fo:line-height="100.00%" fo:text-align="justify" fo:margin-top="12.00pt" fo:margin-bottom="6.00pt"/>
    </style:style>
    <style:style style:name="P164" style:family="paragraph">
      <style:paragraph-properties fo:line-height="100.00%" fo:text-align="justify" fo:margin-left="0.00pt" fo:text-indent="36.00pt" fo:margin-top="3.00pt" fo:margin-bottom="3.00pt"/>
    </style:style>
    <style:style style:name="P165" style:family="paragraph">
      <style:paragraph-properties fo:line-height="100.00%" fo:text-align="justify" fo:margin-left="21.30pt" fo:text-indent="0.00pt" fo:margin-top="3.00pt" fo:margin-bottom="3.00pt"/>
    </style:style>
    <style:style style:name="P166" style:family="paragraph">
      <style:paragraph-properties fo:line-height="100.00%" fo:text-align="justify" fo:margin-left="0.00pt" fo:text-indent="36.00pt" fo:margin-top="3.00pt" fo:margin-bottom="3.00pt"/>
    </style:style>
    <style:style style:name="P167" style:family="paragraph">
      <style:paragraph-properties fo:line-height="100.00%" fo:text-align="justify" fo:margin-top="12.00pt" fo:margin-bottom="6.00pt"/>
    </style:style>
    <style:style style:name="P168" style:family="paragraph">
      <style:paragraph-properties fo:line-height="100.00%" fo:text-align="justify" fo:margin-left="0.00pt" fo:text-indent="36.00pt" fo:margin-top="3.00pt" fo:margin-bottom="3.00pt"/>
    </style:style>
    <style:style style:name="P169" style:family="paragraph">
      <style:paragraph-properties fo:line-height="100.00%" fo:text-align="justify" fo:margin-top="3.00pt" fo:margin-bottom="3.00pt"/>
    </style:style>
    <style:style style:name="P170" style:family="paragraph">
      <style:paragraph-properties fo:line-height="100.00%" fo:text-align="justify" fo:margin-top="12.00pt" fo:margin-bottom="6.00pt"/>
    </style:style>
    <style:style style:name="P171" style:family="paragraph">
      <style:paragraph-properties fo:line-height="100.00%" fo:text-align="justify" fo:margin-left="0.00pt" fo:text-indent="36.00pt" fo:margin-top="3.00pt" fo:margin-bottom="3.00pt"/>
    </style:style>
    <style:style style:name="P172" style:family="paragraph">
      <style:paragraph-properties fo:line-height="100.00%" fo:text-align="justify" fo:margin-top="3.00pt" fo:margin-bottom="3.00pt"/>
    </style:style>
    <style:style style:name="TableColumn0100" style:family="table-column">
      <style:table-column-properties style:column-width="2.131944in"/>
    </style:style>
    <style:style style:name="TableColumn0101" style:family="table-column">
      <style:table-column-properties style:column-width="2.131944in"/>
    </style:style>
    <style:style style:name="TableColumn0102" style:family="table-column">
      <style:table-column-properties style:column-width="2.138889in"/>
    </style:style>
    <style:style style:name="Table01" style:family="table">
      <style:table-properties style:width="6.4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3.197917in"/>
    </style:style>
    <style:style style:name="TableColumn0201" style:family="table-column">
      <style:table-column-properties style:column-width="3.204861in"/>
    </style:style>
    <style:style style:name="Table02" style:family="table">
      <style:table-properties style:width="6.4027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48611in" fo:padding-right="0.048611in" fo:vertical-align="top" fo:background-color="#e6e6e6"/>
    </style:style>
    <style:style style:name="TableCell020001" style:family="table-cell">
      <style:table-cell-properties fo:border-top="0.006944in solid #000000" fo:border-left="0.006944in solid #000000" fo:border-right="0.006944in solid #000000" fo:border-bottom="0.006944in solid #000000" fo:padding-left="0.048611in" fo:padding-right="0.048611in" fo:vertical-align="top" fo:background-color="#e6e6e6"/>
    </style:style>
    <style:style style:name="TableRow0201" style:family="table-row">
      <style:table-row-properties/>
    </style:style>
    <style:style style:name="TableCell02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2" style:family="table-row">
      <style:table-row-properties style:min-row-height="0.302083in"/>
    </style:style>
    <style:style style:name="TableCell02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203" style:family="table-row">
      <style:table-row-properties/>
    </style:style>
    <style:style style:name="TableCell02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300" style:family="table-column">
      <style:table-column-properties style:column-width="1.177083in"/>
    </style:style>
    <style:style style:name="TableColumn0301" style:family="table-column">
      <style:table-column-properties style:column-width="0.295139in"/>
    </style:style>
    <style:style style:name="TableColumn0302" style:family="table-column">
      <style:table-column-properties style:column-width="1.361111in"/>
    </style:style>
    <style:style style:name="TableColumn0303" style:family="table-column">
      <style:table-column-properties style:column-width="0.312500in"/>
    </style:style>
    <style:style style:name="TableColumn0304" style:family="table-column">
      <style:table-column-properties style:column-width="1.343750in"/>
    </style:style>
    <style:style style:name="TableColumn0305" style:family="table-column">
      <style:table-column-properties style:column-width="0.329861in"/>
    </style:style>
    <style:style style:name="TableColumn0306" style:family="table-column">
      <style:table-column-properties style:column-width="1.333333in"/>
    </style:style>
    <style:style style:name="Table03" style:family="table">
      <style:table-properties style:width="6.152778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301" style:family="table-row">
      <style:table-row-properties/>
    </style:style>
    <style:style style:name="TableCell03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3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3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400" style:family="table-column">
      <style:table-column-properties style:column-width="1.177083in"/>
    </style:style>
    <style:style style:name="TableColumn0401" style:family="table-column">
      <style:table-column-properties style:column-width="0.295139in"/>
    </style:style>
    <style:style style:name="TableColumn0402" style:family="table-column">
      <style:table-column-properties style:column-width="1.361111in"/>
    </style:style>
    <style:style style:name="TableColumn0403" style:family="table-column">
      <style:table-column-properties style:column-width="0.312500in"/>
    </style:style>
    <style:style style:name="TableColumn0404" style:family="table-column">
      <style:table-column-properties style:column-width="1.343750in"/>
    </style:style>
    <style:style style:name="TableColumn0405" style:family="table-column">
      <style:table-column-properties style:column-width="0.329861in"/>
    </style:style>
    <style:style style:name="TableColumn0406" style:family="table-column">
      <style:table-column-properties style:column-width="1.333333in"/>
    </style:style>
    <style:style style:name="Table04" style:family="table">
      <style:table-properties style:width="6.15277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401" style:family="table-row">
      <style:table-row-properties/>
    </style:style>
    <style:style style:name="TableCell04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4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4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500" style:family="table-column">
      <style:table-column-properties style:column-width="1.177083in"/>
    </style:style>
    <style:style style:name="TableColumn0501" style:family="table-column">
      <style:table-column-properties style:column-width="0.295139in"/>
    </style:style>
    <style:style style:name="TableColumn0502" style:family="table-column">
      <style:table-column-properties style:column-width="1.361111in"/>
    </style:style>
    <style:style style:name="TableColumn0503" style:family="table-column">
      <style:table-column-properties style:column-width="0.312500in"/>
    </style:style>
    <style:style style:name="TableColumn0504" style:family="table-column">
      <style:table-column-properties style:column-width="1.343750in"/>
    </style:style>
    <style:style style:name="TableColumn0505" style:family="table-column">
      <style:table-column-properties style:column-width="0.329861in"/>
    </style:style>
    <style:style style:name="TableColumn0506" style:family="table-column">
      <style:table-column-properties style:column-width="1.333333in"/>
    </style:style>
    <style:style style:name="Table05" style:family="table">
      <style:table-properties style:width="6.152778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501" style:family="table-row">
      <style:table-row-properties/>
    </style:style>
    <style:style style:name="TableCell05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5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5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600" style:family="table-column">
      <style:table-column-properties style:column-width="1.177083in"/>
    </style:style>
    <style:style style:name="TableColumn0601" style:family="table-column">
      <style:table-column-properties style:column-width="0.295139in"/>
    </style:style>
    <style:style style:name="TableColumn0602" style:family="table-column">
      <style:table-column-properties style:column-width="1.361111in"/>
    </style:style>
    <style:style style:name="TableColumn0603" style:family="table-column">
      <style:table-column-properties style:column-width="0.312500in"/>
    </style:style>
    <style:style style:name="TableColumn0604" style:family="table-column">
      <style:table-column-properties style:column-width="1.343750in"/>
    </style:style>
    <style:style style:name="TableColumn0605" style:family="table-column">
      <style:table-column-properties style:column-width="0.329861in"/>
    </style:style>
    <style:style style:name="TableColumn0606" style:family="table-column">
      <style:table-column-properties style:column-width="1.333333in"/>
    </style:style>
    <style:style style:name="Table06" style:family="table">
      <style:table-properties style:width="6.152778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601" style:family="table-row">
      <style:table-row-properties/>
    </style:style>
    <style:style style:name="TableCell06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6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6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olumn0700" style:family="table-column">
      <style:table-column-properties style:column-width="1.177083in"/>
    </style:style>
    <style:style style:name="TableColumn0701" style:family="table-column">
      <style:table-column-properties style:column-width="0.295139in"/>
    </style:style>
    <style:style style:name="TableColumn0702" style:family="table-column">
      <style:table-column-properties style:column-width="1.361111in"/>
    </style:style>
    <style:style style:name="TableColumn0703" style:family="table-column">
      <style:table-column-properties style:column-width="0.312500in"/>
    </style:style>
    <style:style style:name="TableColumn0704" style:family="table-column">
      <style:table-column-properties style:column-width="1.343750in"/>
    </style:style>
    <style:style style:name="TableColumn0705" style:family="table-column">
      <style:table-column-properties style:column-width="0.329861in"/>
    </style:style>
    <style:style style:name="TableColumn0706" style:family="table-column">
      <style:table-column-properties style:column-width="1.333333in"/>
    </style:style>
    <style:style style:name="Table07" style:family="table">
      <style:table-properties style:width="6.152778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1"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2"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3"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4"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5"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6"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701" style:family="table-row">
      <style:table-row-properties/>
    </style:style>
    <style:style style:name="TableCell07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ell070102"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3"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4"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5"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style:style style:name="TableCell070106" style:family="table-cell">
      <style:table-cell-properties fo:border-top="0.000000in solid #000000" fo:border-left="0.000000in solid #000000" fo:border-right="0.000000in solid #000000" fo:border-bottom="0.000000in solid #000000" fo:padding-left="0.048611in" fo:padding-right="0.048611in" fo:vertical-align="top" fo:background-color="# 0 0 0"/>
    </style:style>
  </office:automatic-styles>
  <office:body>
    <office:text>
      <text:p text:style-name="P1"><text:span text:style-name="T1">Documento de Especificação de Projeto</text:span></text:p>
      <text:p text:style-name="P2"><text:span text:style-name="T2"/></text:p>
      <text:p text:style-name="P2"><text:span text:style-name="T2"/></text:p>
      <text:p text:style-name="P2"><text:span text:style-name="T2"/></text:p>
      <text:p text:style-name="P2"><text:span text:style-name="T2"/></text:p>
      <text:p text:style-name="P3"><text:span text:style-name="T3">Projeto de Software</text:span></text:p>
      <text:p text:style-name="P4"><text:span text:style-name="T4">Disciplina Programação de Aplicativos<text:s/></text:span><text:span text:style-name="T5">–</text:span><text:span text:style-name="T6"><text:s/>Quarto Semestre</text:span></text:p>
      <text:p text:style-name="P4"><text:span text:style-name="T7">Bacharelado em Ciência da Computação<text:line-break/>Professor Igor Scaliante Wiese<text:line-break/>UTFPR<text:s/></text:span><text:span text:style-name="T8">–</text:span><text:span text:style-name="T9"><text:s/>Universidade Tecnológica Federal do Paraná<text:s/></text:span><text:span text:style-name="T10">–</text:span><text:span text:style-name="T11"><text:s/>Campus Campo Mourão</text:span></text:p>
      <text:p text:style-name="P5"><text:span text:style-name="T12"/></text:p>
      <text:p text:style-name="P6"><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8"><text:span text:style-name="T13">Projeto:<text:s/></text:span><text:span text:style-name="T14">Sistema Ortodontico</text:span></text:p>
      <text:p text:style-name="P9"><text:span text:style-name="T15">Equipe:</text:span><text:span text:style-name="T16"><text:s/>Lucas Rafael de Oliveira Gimenez- 1648713</text:span></text:p>
      <text:p text:style-name="P9"><text:span text:style-name="T16">Thiago Alexandre Nakao- 1061712 </text:span></text:p>
      <text:p text:style-name="P10"><text:span text:style-name="T17"/></text:p>
      <text:p text:style-name="P11"><text:span text:style-name="T17"/></text:p>
      <text:p text:style-name="P12"><text:span text:style-name="T18">HISTÓRICO DE REVISÕES</text:span></text:p>
      <text:p text:style-name="P12"><text:span text:style-name="T19"/></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4"><text:span text:style-name="T20">Nome da alteração</text:span><text:span text:style-name="T21"/></text:p>
          </table:table-cell>
          <table:table-cell table:style-name="TableCell010001">
            <text:p text:style-name="P14"><text:span text:style-name="T22">Responsável</text:span><text:span text:style-name="T23"/></text:p>
          </table:table-cell>
          <table:table-cell table:style-name="TableCell010002">
            <text:p text:style-name="P14"><text:span text:style-name="T24">Data</text:span><text:span text:style-name="T25"/></text:p>
          </table:table-cell>
        </table:table-row>
        <table:table-row table:style-name="TableRow0101">
          <table:table-cell table:style-name="TableCell010100">
            <text:p text:style-name="P17"><text:span text:style-name="T26">Inicio do documento</text:span><text:span text:style-name="T27"/></text:p>
          </table:table-cell>
          <table:table-cell table:style-name="TableCell010101">
            <text:p text:style-name="P17"><text:span text:style-name="T28">Thiago A.Nakao França</text:span><text:span text:style-name="T29"/></text:p>
          </table:table-cell>
          <table:table-cell table:style-name="TableCell010102">
            <text:p text:style-name="P17"><text:span text:style-name="T30">07/03/2016</text:span><text:span text:style-name="T31"/></text:p>
          </table:table-cell>
        </table:table-row>
        <table:table-row table:style-name="TableRow0102">
          <table:table-cell table:style-name="TableCell010200">
            <text:p text:style-name="P19"><text:span text:style-name="T31"/></text:p>
          </table:table-cell>
          <table:table-cell table:style-name="TableCell010201">
            <text:p text:style-name="P19"><text:span text:style-name="T31"/></text:p>
          </table:table-cell>
          <table:table-cell table:style-name="TableCell010202">
            <text:p text:style-name="P19"><text:span text:style-name="T31"/></text:p>
          </table:table-cell>
        </table:table-row>
      </table:table>
      <text:p text:style-name="P21"><text:span text:style-name="T31"/></text:p>
      <text:p text:style-name="P21"><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2">Orientação para uso do<text:s/></text:span><text:span text:style-name="T33">template</text:span><text:span text:style-name="T34">: </text:span></text:p>
      <text:p text:style-name="P23"><text:span text:style-name="T35">Instruções de preenchimento estão espalhadas pelas várias seções deste<text:s/></text:span><text:span text:style-name="T36">template</text:span><text:span text:style-name="T37">, em cor<text:s/></text:span><text:span text:style-name="T38">azul</text:span><text:span text:style-name="T39"><text:s/>e envoltas por<text:s/></text:span><text:span text:style-name="T40">tags</text:span><text:span text:style-name="T41"><text:s/>(“&lt;” e “&gt;”). Após ler uma instrução de preenchimento e entender que informação deve ser fornecida, delete a instrução de preenchimento e substitua-a por texto de sua própria autoria, relacionado à seção. A cor<text:s/></text:span><text:span text:style-name="T42">vermelha</text:span><text:span text:style-name="T43"><text:s/>é utilizado como comentário e deverá ser apagada do documento.</text:span></text:p>
      <text:p text:style-name="P23"><text:span text:style-name="T43">Ao fim da elaboração do documento, atualize seu índice clicando com o botão direito do mouse no mesmo e depois em<text:s/></text:span><text:span text:style-name="T44">Atualizar Campo<text:s/></text:span><text:span text:style-name="T45">(</text:span><text:span text:style-name="T46">Update Field</text:span><text:span text:style-name="T47">).</text:span></text:p>
      <text:p text:style-name="P23"><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4"><text:span text:style-name="T48"/></text:p>
      <text:p text:style-name="P25"><text:span text:style-name="T49">Este documento foi estendido da proposta de documentação de especificação funcional elaborada pelo Centro de Inovação de Recife / Qualiti Software Processes / Centro de Estudos e Sistemas Avançados do Recife (C.E.S.A.R) de 2007.</text:span></text:p>
      <text:p text:style-name="P26"><text:span text:style-name="T50">Índice</text:span></text:p>
      <text:p text:style-name="P27"><text:a xlink:href="#__RefHeading__9_117254275"><text:span text:style-name="T52">1.</text:span></text:a><text:span text:style-name="T53"><text:s/></text:span><text:span text:style-name="T54"><text:s/></text:span><text:a xlink:href="#__RefHeading__9_117254275"><text:span text:style-name="T56">Introdução</text:span></text:a><text:span text:style-name="T57"><text:tab/></text:span><text:a xlink:href="#__RefHeading__9_117254275"><text:span text:style-name="T59">5</text:span></text:a><text:span text:style-name="T60"/></text:p>
      <text:p text:style-name="P28"><text:a xlink:href="#__RefHeading__11_117254275"><text:span text:style-name="T62">1.1</text:span></text:a><text:span text:style-name="T63"><text:s/></text:span><text:span text:style-name="T64"><text:s/></text:span><text:a xlink:href="#__RefHeading__11_117254275"><text:span text:style-name="T66">Descrição do sistema</text:span></text:a><text:span text:style-name="T67"><text:tab/></text:span><text:a xlink:href="#__RefHeading__11_117254275"><text:span text:style-name="T69">5</text:span></text:a><text:span text:style-name="T70"/></text:p>
      <text:p text:style-name="P28"><text:a xlink:href="#__RefHeading__13_117254275"><text:span text:style-name="T72">1.2</text:span></text:a><text:span text:style-name="T73"><text:s/></text:span><text:span text:style-name="T74"><text:s/></text:span><text:a xlink:href="#__RefHeading__13_117254275"><text:span text:style-name="T76">Objetivo do sistema</text:span></text:a><text:span text:style-name="T77"><text:tab/></text:span><text:a xlink:href="#__RefHeading__13_117254275"><text:span text:style-name="T79">5</text:span></text:a><text:span text:style-name="T80"/></text:p>
      <text:p text:style-name="P28"><text:a xlink:href="#__RefHeading__15_117254275"><text:span text:style-name="T82">1.3</text:span></text:a><text:span text:style-name="T83"><text:s/></text:span><text:span text:style-name="T84"><text:s/></text:span><text:a xlink:href="#__RefHeading__15_117254275"><text:span text:style-name="T86">Sistemas Similares</text:span></text:a><text:span text:style-name="T87"><text:tab/></text:span><text:a xlink:href="#__RefHeading__15_117254275"><text:span text:style-name="T89">5</text:span></text:a><text:span text:style-name="T90"/></text:p>
      <text:p text:style-name="P28"><text:a xlink:href="#__RefHeading__17_117254275"><text:span text:style-name="T92">1.4</text:span></text:a><text:span text:style-name="T93"><text:s/></text:span><text:span text:style-name="T94"><text:s/></text:span><text:a xlink:href="#__RefHeading__17_117254275"><text:span text:style-name="T96">Convenções, termos e abreviações</text:span></text:a><text:span text:style-name="T97"><text:tab/></text:span><text:a xlink:href="#__RefHeading__17_117254275"><text:span text:style-name="T99">5</text:span></text:a><text:span text:style-name="T100"/></text:p>
      <text:p text:style-name="P29"><text:a xlink:href="#__RefHeading__19_117254275"><text:span text:style-name="T102">1.4.1 Identificação dos casos de uso</text:span></text:a><text:span text:style-name="T103"><text:s/></text:span><text:span text:style-name="T104"><text:tab/></text:span><text:a xlink:href="#__RefHeading__19_117254275"><text:span text:style-name="T106">5</text:span></text:a><text:span text:style-name="T107"/></text:p>
      <text:p text:style-name="P29"><text:a xlink:href="#__RefHeading__21_117254275"><text:span text:style-name="T109">1.4.2 Prioridades dos casos de uso</text:span></text:a><text:span text:style-name="T110"><text:tab/></text:span><text:a xlink:href="#__RefHeading__21_117254275"><text:span text:style-name="T112">6</text:span></text:a><text:span text:style-name="T113"/></text:p>
      <text:p text:style-name="P30"><text:a xlink:href="#__RefHeading__23_117254275"><text:span text:style-name="T115">2.</text:span></text:a><text:span text:style-name="T116"><text:s/></text:span><text:span text:style-name="T117"><text:s/></text:span><text:a xlink:href="#__RefHeading__23_117254275"><text:span text:style-name="T119">Lista de Requisitos</text:span></text:a><text:span text:style-name="T120"><text:s/></text:span><text:span text:style-name="T121"><text:tab/></text:span><text:a xlink:href="#__RefHeading__23_117254275"><text:span text:style-name="T123">6</text:span></text:a><text:span text:style-name="T124"/></text:p>
      <text:p text:style-name="P31"><text:a xlink:href="#__RefHeading__937_1047580196"><text:span text:style-name="T126">2.1</text:span></text:a><text:span text:style-name="T127"><text:s/></text:span><text:span text:style-name="T128"><text:s/></text:span><text:a xlink:href="#__RefHeading__937_1047580196"><text:span text:style-name="T130">Matriz de Rastreabilidade</text:span></text:a><text:span text:style-name="T131"><text:tab/></text:span><text:a xlink:href="#__RefHeading__937_1047580196"><text:span text:style-name="T133">6</text:span></text:a><text:span text:style-name="T134"/></text:p>
      <text:p text:style-name="P32"><text:a xlink:href="#__RefHeading__939_1047580196"><text:span text:style-name="T136">3.</text:span></text:a><text:span text:style-name="T137"><text:s/></text:span><text:span text:style-name="T138"><text:s/></text:span><text:a xlink:href="#__RefHeading__939_1047580196"><text:span text:style-name="T140">Atores</text:span></text:a><text:span text:style-name="T141"><text:tab/></text:span><text:a xlink:href="#__RefHeading__939_1047580196"><text:span text:style-name="T143">6</text:span></text:a><text:span text:style-name="T144"/></text:p>
      <text:p text:style-name="P32"><text:a xlink:href="#__RefHeading__25_117254275"><text:span text:style-name="T146">4.</text:span></text:a><text:span text:style-name="T147"><text:s/></text:span><text:span text:style-name="T148"><text:s/></text:span><text:a xlink:href="#__RefHeading__25_117254275"><text:span text:style-name="T150">Casos de Uso</text:span></text:a><text:span text:style-name="T151"><text:tab/></text:span><text:a xlink:href="#__RefHeading__25_117254275"><text:span text:style-name="T153">7</text:span></text:a><text:span text:style-name="T154"/></text:p>
      <text:p text:style-name="P33"><text:span text:style-name="T155"><text:s/></text:span><text:a xlink:href="#__RefHeading__27_117254275"><text:span text:style-name="T157">Diagrama de Caso de Uso</text:span></text:a><text:span text:style-name="T158"><text:s/></text:span><text:span text:style-name="T159"><text:s/></text:span><text:a xlink:href="#__RefHeading__27_117254275"><text:span text:style-name="T161">-</text:span></text:a><text:span text:style-name="T162"><text:s/></text:span><text:span text:style-name="T163"><text:s/></text:span><text:a xlink:href="#__RefHeading__27_117254275"><text:span text:style-name="T165">&lt;</text:span></text:a><text:span text:style-name="T166"><text:s/></text:span><text:a xlink:href="#__RefHeading__27_117254275"><text:span text:style-name="T168">HYPERLINK "#__RefHeading__27_117254275"</text:span></text:a><text:span text:style-name="T169"><text:s/></text:span><text:a xlink:href="#__RefHeading__27_117254275"><text:span text:style-name="T171">HYPERLINK "#__RefHeading__27_117254275"</text:span><text:span text:style-name="T172"><text:s/>HYPERLINK "#__RefHeading__27_117254275"</text:span><text:span text:style-name="T173">&lt;</text:span></text:a><text:span text:style-name="T174"><text:s/></text:span><text:a xlink:href="#__RefHeading__27_117254275"><text:span text:style-name="T176">HYPERLINK "#__RefHeading__27_117254275"</text:span></text:a><text:span text:style-name="T177"><text:s/></text:span><text:a xlink:href="#__RefHeading__27_117254275"><text:span text:style-name="T179">HYPERLINK "#__RefHeading__27_117254275"</text:span><text:span text:style-name="T180"><text:s/>HYPERLINK "#__RefHeading__27_117254275"</text:span><text:span text:style-name="T181">nome do projeto</text:span></text:a><text:span text:style-name="T182"><text:s/></text:span><text:a xlink:href="#__RefHeading__27_117254275"><text:span text:style-name="T184">HYPERLINK "#__RefHeading__27_117254275"</text:span></text:a><text:span text:style-name="T185"><text:s/></text:span><text:a xlink:href="#__RefHeading__27_117254275"><text:span text:style-name="T187">HYPERLINK "#__RefHeading__27_117254275"</text:span><text:span text:style-name="T188"><text:s/>HYPERLINK "#__RefHeading__27_117254275"</text:span><text:span text:style-name="T189">&gt;</text:span></text:a><text:span text:style-name="T190"><text:s/></text:span><text:a xlink:href="#__RefHeading__27_117254275"><text:span text:style-name="T192">HYPERLINK "#__RefHeading__27_117254275"</text:span></text:a><text:span text:style-name="T193"><text:s/></text:span><text:a xlink:href="#__RefHeading__27_117254275"><text:span text:style-name="T195">HYPERLINK "#__RefHeading__27_117254275"</text:span><text:span text:style-name="T196"><text:s/>HYPERLINK "#__RefHeading__27_117254275"</text:span><text:span text:style-name="T197">&gt;</text:span></text:a><text:span text:style-name="T198"><text:tab/></text:span><text:a xlink:href="#__RefHeading__27_117254275"><text:span text:style-name="T200">7</text:span></text:a><text:span text:style-name="T201"/></text:p>
      <text:p text:style-name="P33"><text:span text:style-name="T202"><text:s/></text:span><text:a xlink:href="#__RefHeading__29_117254275"><text:span text:style-name="T204">[UC01]</text:span></text:a><text:span text:style-name="T205"><text:s text:c="2"/></text:span><text:a xlink:href="#__RefHeading__29_117254275"><text:span text:style-name="T207">HYPERLINK "#__RefHeading__29_117254275"</text:span></text:a><text:span text:style-name="T208"><text:s/></text:span><text:a xlink:href="#__RefHeading__29_117254275"><text:span text:style-name="T210">HYPERLINK "#__RefHeading__29_117254275"</text:span><text:span text:style-name="T211"><text:s/>HYPERLINK "#__RefHeading__29_117254275"</text:span><text:span text:style-name="T212">&lt;</text:span></text:a><text:span text:style-name="T213"><text:s/></text:span><text:a xlink:href="#__RefHeading__29_117254275"><text:span text:style-name="T215">HYPERLINK "#__RefHeading__29_117254275"</text:span></text:a><text:span text:style-name="T216"><text:s/></text:span><text:a xlink:href="#__RefHeading__29_117254275"><text:span text:style-name="T218">HYPERLINK "#__RefHeading__29_117254275"</text:span><text:span text:style-name="T219"><text:s/>HYPERLINK "#__RefHeading__29_117254275"</text:span><text:span text:style-name="T220">Incluir ao lado do identificador um nome para o caso de uso</text:span></text:a><text:span text:style-name="T221"><text:s/></text:span><text:a xlink:href="#__RefHeading__29_117254275"><text:span text:style-name="T223">HYPERLINK "#__RefHeading__29_117254275"</text:span></text:a><text:span text:style-name="T224"><text:s/></text:span><text:a xlink:href="#__RefHeading__29_117254275"><text:span text:style-name="T226">HYPERLINK "#__RefHeading__29_117254275"</text:span><text:span text:style-name="T227"><text:s/>HYPERLINK "#__RefHeading__29_117254275"</text:span><text:span text:style-name="T228">&gt;</text:span></text:a><text:span text:style-name="T229"><text:tab/></text:span><text:a xlink:href="#__RefHeading__29_117254275"><text:span text:style-name="T231">7</text:span></text:a><text:span text:style-name="T232"/></text:p>
      <text:p text:style-name="P34"><text:a xlink:href="#__RefHeading__31_117254275"><text:span text:style-name="T234">4.1</text:span></text:a><text:span text:style-name="T235"><text:s/></text:span><text:span text:style-name="T236"><text:s/></text:span><text:a xlink:href="#__RefHeading__31_117254275"><text:span text:style-name="T238">Análise textual.</text:span></text:a><text:span text:style-name="T239"><text:tab/></text:span><text:a xlink:href="#__RefHeading__31_117254275"><text:span text:style-name="T241">8</text:span></text:a><text:span text:style-name="T242"/></text:p>
      <text:p text:style-name="P35"><text:a xlink:href="#__RefHeading__33_117254275"><text:span text:style-name="T244">5.</text:span></text:a><text:span text:style-name="T245"><text:s/></text:span><text:span text:style-name="T246"><text:s/></text:span><text:a xlink:href="#__RefHeading__33_117254275"><text:span text:style-name="T248">Pacotes</text:span></text:a><text:span text:style-name="T249"><text:tab/></text:span><text:a xlink:href="#__RefHeading__33_117254275"><text:span text:style-name="T251">8</text:span></text:a><text:span text:style-name="T252"/></text:p>
      <text:p text:style-name="P36"><text:span text:style-name="T253"><text:s/></text:span><text:a xlink:href="#__RefHeading__35_117254275"><text:span text:style-name="T255">Diagrama de Pacote -</text:span></text:a><text:span text:style-name="T256"><text:s text:c="2"/></text:span><text:a xlink:href="#__RefHeading__35_117254275"><text:span text:style-name="T258">HYPERLINK "#__RefHeading__35_117254275"</text:span></text:a><text:span text:style-name="T259"><text:s/></text:span><text:a xlink:href="#__RefHeading__35_117254275"><text:span text:style-name="T261">HYPERLINK "#__RefHeading__35_117254275"</text:span><text:span text:style-name="T262"><text:s/>HYPERLINK "#__RefHeading__35_117254275"</text:span><text:span text:style-name="T263">&lt;</text:span></text:a><text:span text:style-name="T264"><text:s/></text:span><text:a xlink:href="#__RefHeading__35_117254275"><text:span text:style-name="T266">HYPERLINK "#__RefHeading__35_117254275"</text:span></text:a><text:span text:style-name="T267"><text:s/></text:span><text:a xlink:href="#__RefHeading__35_117254275"><text:span text:style-name="T269">HYPERLINK "#__RefHeading__35_117254275"</text:span><text:span text:style-name="T270"><text:s/>HYPERLINK "#__RefHeading__35_117254275"</text:span><text:span text:style-name="T271">&lt;</text:span></text:a><text:span text:style-name="T272"><text:s/></text:span><text:a xlink:href="#__RefHeading__35_117254275"><text:span text:style-name="T274">HYPERLINK "#__RefHeading__35_117254275"</text:span></text:a><text:span text:style-name="T275"><text:s/></text:span><text:a xlink:href="#__RefHeading__35_117254275"><text:span text:style-name="T277">HYPERLINK "#__RefHeading__35_117254275"</text:span><text:span text:style-name="T278"><text:s/>HYPERLINK "#__RefHeading__35_117254275"</text:span><text:span text:style-name="T279">nome do projeto</text:span></text:a><text:span text:style-name="T280"><text:s/></text:span><text:a xlink:href="#__RefHeading__35_117254275"><text:span text:style-name="T282">HYPERLINK "#__RefHeading__35_117254275"</text:span></text:a><text:span text:style-name="T283"><text:s/></text:span><text:a xlink:href="#__RefHeading__35_117254275"><text:span text:style-name="T285">HYPERLINK "#__RefHeading__35_117254275"</text:span><text:span text:style-name="T286"><text:s/>HYPERLINK "#__RefHeading__35_117254275"</text:span><text:span text:style-name="T287">&gt;</text:span></text:a><text:span text:style-name="T288"><text:s/></text:span><text:a xlink:href="#__RefHeading__35_117254275"><text:span text:style-name="T290">HYPERLINK "#__RefHeading__35_117254275"</text:span></text:a><text:span text:style-name="T291"><text:s/></text:span><text:a xlink:href="#__RefHeading__35_117254275"><text:span text:style-name="T293">HYPERLINK "#__RefHeading__35_117254275"</text:span><text:span text:style-name="T294"><text:s/>HYPERLINK "#__RefHeading__35_117254275"</text:span><text:span text:style-name="T295">&gt;</text:span></text:a><text:span text:style-name="T296"><text:tab/></text:span><text:a xlink:href="#__RefHeading__35_117254275"><text:span text:style-name="T298">9</text:span></text:a><text:span text:style-name="T299"/></text:p>
      <text:p text:style-name="P36"><text:span text:style-name="T300"><text:s/></text:span><text:a xlink:href="#__RefHeading__37_117254275"><text:span text:style-name="T302">&lt;</text:span></text:a><text:span text:style-name="T303"><text:s/></text:span><text:a xlink:href="#__RefHeading__37_117254275"><text:span text:style-name="T305">HYPERLINK "#__RefHeading__37_117254275"</text:span></text:a><text:span text:style-name="T306"><text:s/></text:span><text:a xlink:href="#__RefHeading__37_117254275"><text:span text:style-name="T308">HYPERLINK "#__RefHeading__37_117254275"</text:span><text:span text:style-name="T309"><text:s/>HYPERLINK "#__RefHeading__37_117254275"</text:span><text:span text:style-name="T310">Nome do Pacote 1</text:span></text:a><text:span text:style-name="T311"><text:s/></text:span><text:a xlink:href="#__RefHeading__37_117254275"><text:span text:style-name="T313">HYPERLINK "#__RefHeading__37_117254275"</text:span></text:a><text:span text:style-name="T314"><text:s/></text:span><text:a xlink:href="#__RefHeading__37_117254275"><text:span text:style-name="T316">HYPERLINK "#__RefHeading__37_117254275"</text:span><text:span text:style-name="T317"><text:s/>HYPERLINK "#__RefHeading__37_117254275"</text:span><text:span text:style-name="T318">&gt;</text:span></text:a><text:span text:style-name="T319"><text:tab/></text:span><text:a xlink:href="#__RefHeading__37_117254275"><text:span text:style-name="T321">9</text:span></text:a><text:span text:style-name="T322"/></text:p>
      <text:p text:style-name="P37"><text:a xlink:href="#__RefHeading__39_117254275"><text:span text:style-name="T324">6.</text:span></text:a><text:span text:style-name="T325"><text:s/></text:span><text:span text:style-name="T326"><text:s/></text:span><text:a xlink:href="#__RefHeading__39_117254275"><text:span text:style-name="T328">Classes</text:span></text:a><text:span text:style-name="T329"><text:tab/></text:span><text:a xlink:href="#__RefHeading__39_117254275"><text:span text:style-name="T331">9</text:span></text:a><text:span text:style-name="T332"/></text:p>
      <text:p text:style-name="P38"><text:span text:style-name="T333"><text:s/></text:span><text:a xlink:href="#__RefHeading__41_117254275"><text:span text:style-name="T335">Diagrama de Classes -</text:span></text:a><text:span text:style-name="T336"><text:s text:c="2"/></text:span><text:a xlink:href="#__RefHeading__41_117254275"><text:span text:style-name="T338">HYPERLINK "#__RefHeading__41_117254275"</text:span></text:a><text:span text:style-name="T339"><text:s/></text:span><text:a xlink:href="#__RefHeading__41_117254275"><text:span text:style-name="T341">HYPERLINK "#__RefHeading__41_117254275"</text:span><text:span text:style-name="T342"><text:s/>HYPERLINK "#__RefHeading__41_117254275"</text:span><text:span text:style-name="T343">&lt;</text:span></text:a><text:span text:style-name="T344"><text:s/></text:span><text:a xlink:href="#__RefHeading__41_117254275"><text:span text:style-name="T346">HYPERLINK "#__RefHeading__41_117254275"</text:span></text:a><text:span text:style-name="T347"><text:s/></text:span><text:a xlink:href="#__RefHeading__41_117254275"><text:span text:style-name="T349">HYPERLINK "#__RefHeading__41_117254275"</text:span><text:span text:style-name="T350"><text:s/>HYPERLINK "#__RefHeading__41_117254275"</text:span><text:span text:style-name="T351">&lt;</text:span></text:a><text:span text:style-name="T352"><text:s/></text:span><text:a xlink:href="#__RefHeading__41_117254275"><text:span text:style-name="T354">HYPERLINK "#__RefHeading__41_117254275"</text:span></text:a><text:span text:style-name="T355"><text:s/></text:span><text:a xlink:href="#__RefHeading__41_117254275"><text:span text:style-name="T357">HYPERLINK "#__RefHeading__41_117254275"</text:span><text:span text:style-name="T358"><text:s/>HYPERLINK "#__RefHeading__41_117254275"</text:span><text:span text:style-name="T359">nome do projeto</text:span></text:a><text:span text:style-name="T360"><text:s/></text:span><text:a xlink:href="#__RefHeading__41_117254275"><text:span text:style-name="T362">HYPERLINK "#__RefHeading__41_117254275"</text:span></text:a><text:span text:style-name="T363"><text:s/></text:span><text:a xlink:href="#__RefHeading__41_117254275"><text:span text:style-name="T365">HYPERLINK "#__RefHeading__41_117254275"</text:span><text:span text:style-name="T366"><text:s/>HYPERLINK "#__RefHeading__41_117254275"</text:span><text:span text:style-name="T367">&gt;</text:span></text:a><text:span text:style-name="T368"><text:s/></text:span><text:a xlink:href="#__RefHeading__41_117254275"><text:span text:style-name="T370">HYPERLINK "#__RefHeading__41_117254275"</text:span></text:a><text:span text:style-name="T371"><text:s/></text:span><text:a xlink:href="#__RefHeading__41_117254275"><text:span text:style-name="T373">HYPERLINK "#__RefHeading__41_117254275"</text:span><text:span text:style-name="T374"><text:s/>HYPERLINK "#__RefHeading__41_117254275"</text:span><text:span text:style-name="T375">&gt;</text:span></text:a><text:span text:style-name="T376"><text:tab/></text:span><text:a xlink:href="#__RefHeading__41_117254275"><text:span text:style-name="T378">9</text:span></text:a><text:span text:style-name="T379"/></text:p>
      <text:p text:style-name="P39"><text:a xlink:href="#__RefHeading__43_117254275"><text:span text:style-name="T381">7.</text:span></text:a><text:span text:style-name="T382"><text:s/></text:span><text:span text:style-name="T383"><text:s/></text:span><text:a xlink:href="#__RefHeading__43_117254275"><text:span text:style-name="T385">Seqüência</text:span></text:a><text:span text:style-name="T386"><text:tab/></text:span><text:a xlink:href="#__RefHeading__43_117254275"><text:span text:style-name="T388">9</text:span></text:a><text:span text:style-name="T389"/></text:p>
      <text:p text:style-name="P40"><text:span text:style-name="T390"><text:s/></text:span><text:a xlink:href="#__RefHeading__45_117254275"><text:span text:style-name="T392">Diagrama de Seqüência -</text:span></text:a><text:span text:style-name="T393"><text:s text:c="2"/></text:span><text:a xlink:href="#__RefHeading__45_117254275"><text:span text:style-name="T395">HYPERLINK "#__RefHeading__45_117254275"</text:span></text:a><text:span text:style-name="T396"><text:s/></text:span><text:a xlink:href="#__RefHeading__45_117254275"><text:span text:style-name="T398">HYPERLINK "#__RefHeading__45_117254275"</text:span><text:span text:style-name="T399"><text:s/>HYPERLINK "#__RefHeading__45_117254275"</text:span><text:span text:style-name="T400">&lt;</text:span></text:a><text:span text:style-name="T401"><text:s/></text:span><text:a xlink:href="#__RefHeading__45_117254275"><text:span text:style-name="T403">HYPERLINK "#__RefHeading__45_117254275"</text:span></text:a><text:span text:style-name="T404"><text:s/></text:span><text:a xlink:href="#__RefHeading__45_117254275"><text:span text:style-name="T406">HYPERLINK "#__RefHeading__45_117254275"</text:span><text:span text:style-name="T407"><text:s/>HYPERLINK "#__RefHeading__45_117254275"</text:span><text:span text:style-name="T408">&lt;</text:span></text:a><text:span text:style-name="T409"><text:s/></text:span><text:a xlink:href="#__RefHeading__45_117254275"><text:span text:style-name="T411">HYPERLINK "#__RefHeading__45_117254275"</text:span></text:a><text:span text:style-name="T412"><text:s/></text:span><text:a xlink:href="#__RefHeading__45_117254275"><text:span text:style-name="T414">HYPERLINK "#__RefHeading__45_117254275"</text:span><text:span text:style-name="T415"><text:s/>HYPERLINK "#__RefHeading__45_117254275"</text:span><text:span text:style-name="T416">código do caso de uso</text:span></text:a><text:span text:style-name="T417"><text:s/></text:span><text:a xlink:href="#__RefHeading__45_117254275"><text:span text:style-name="T419">HYPERLINK "#__RefHeading__45_117254275"</text:span></text:a><text:span text:style-name="T420"><text:s/></text:span><text:a xlink:href="#__RefHeading__45_117254275"><text:span text:style-name="T422">HYPERLINK "#__RefHeading__45_117254275"</text:span><text:span text:style-name="T423"><text:s/>HYPERLINK "#__RefHeading__45_117254275"</text:span><text:span text:style-name="T424">&gt;</text:span></text:a><text:span text:style-name="T425"><text:s/></text:span><text:a xlink:href="#__RefHeading__45_117254275"><text:span text:style-name="T427">HYPERLINK "#__RefHeading__45_117254275"</text:span></text:a><text:span text:style-name="T428"><text:s/></text:span><text:a xlink:href="#__RefHeading__45_117254275"><text:span text:style-name="T430">HYPERLINK "#__RefHeading__45_117254275"</text:span><text:span text:style-name="T431"><text:s/>HYPERLINK "#__RefHeading__45_117254275"</text:span><text:span text:style-name="T432">&gt;</text:span></text:a><text:span text:style-name="T433"><text:tab/></text:span><text:a xlink:href="#__RefHeading__45_117254275"><text:span text:style-name="T435">10</text:span></text:a><text:span text:style-name="T436"/></text:p>
      <text:p text:style-name="P41"><text:a xlink:href="#__RefHeading__47_117254275"><text:span text:style-name="T438">8.</text:span></text:a><text:span text:style-name="T439"><text:s/></text:span><text:span text:style-name="T440"><text:s/></text:span><text:a xlink:href="#__RefHeading__47_117254275"><text:span text:style-name="T442">Decisões de projeto</text:span></text:a><text:span text:style-name="T443"><text:tab/></text:span><text:a xlink:href="#__RefHeading__47_117254275"><text:span text:style-name="T445">10</text:span></text:a><text:span text:style-name="T446"/></text:p>
      <text:p text:style-name="P41"><text:a xlink:href="#__RefHeading__49_117254275"><text:span text:style-name="T448">9.</text:span></text:a><text:span text:style-name="T449"><text:s/></text:span><text:span text:style-name="T450"><text:s/></text:span><text:a xlink:href="#__RefHeading__49_117254275"><text:span text:style-name="T452">Referências</text:span></text:a><text:span text:style-name="T453"><text:tab/></text:span><text:a xlink:href="#__RefHeading__49_117254275"><text:span text:style-name="T455">10</text:span></text:a><text:span text:style-name="T456"/></text:p>
      <text:p text:style-name="P42"><text:span text:style-name="T456"/></text:p>
      <text:p text:style-name="P43"><text:span text:style-name="T457">Introdução</text:span></text:p>
      <text:p text:style-name="P44"><text:span text:style-name="T458">&lt;O capítulo de introdução deve apresentar uma descrição do sistema, apontando seu principal objetivo, e uma breve descrição do que será encontrado no documento.&gt;</text:span></text:p>
      <text:p text:style-name="P45"><text:span text:style-name="T459">Este documento especifica os casos de uso e requisitos não-funcionais (RNFs) do projeto intitulado locadora de carros,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span></text:p>
      <text:p text:style-name="P46"><text:span text:style-name="T460">Descrição do sistema</text:span></text:p>
      <text:p text:style-name="P47"><text:span text:style-name="T461"><text:tab/></text:span><text:span text:style-name="T462">É um sistema para gerenciar operações de uma empresa Ortondica, com um ou mais dentistas, o sistema deve automatizar o processo de agenda, sendo uma para cada dentista,o sistema também deve realizar emissão de recibos, gerenciamento de plano de plano de tratamento para cada paciente, além dos demais cadastros necessários(Cliente, Secretária, Dentista).</text:span></text:p>
      <text:p text:style-name="P48"><text:span text:style-name="T463">Objetivo do sistema</text:span></text:p>
      <text:p text:style-name="P48"><text:span text:style-name="T463"><text:tab/></text:span><text:span text:style-name="T464">O sistema deve automatizar as principais tarefas de um dentista, sendo estas o inicio de um contrato ortodontico, controle de agenda, emissão de recibo, no entanto, ele não contempla detalhes do setor fiscal e também não gerencia o caixa da empresa.</text:span></text:p>
      <text:p text:style-name="P49"><text:span text:style-name="T465"><text:tab/></text:span></text:p>
      <text:p text:style-name="P49"><text:span text:style-name="T466">Convenções, termos e abreviações</text:span></text:p>
      <text:p text:style-name="P50"><text:span text:style-name="T467">A correta interpretação deste documento exige o conhecimento de algumas convenções, termos específicos e abreviações, que são descritos a seguir.</text:span></text:p>
      <text:p text:style-name="P51"><text:span text:style-name="T468">Identificação dos casos de uso </text:span></text:p>
      <text:p text:style-name="P52"><text:span text:style-name="T469">Os casos de uso devem ser identificados com um identificador único. A numeração inicia com o identificador [UC01] e prossegue sendo incrementada à medida que forem surgindo novos casos de uso.</text:span></text:p>
      <text:p text:style-name="P52"><text:span text:style-name="T469">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span></text:p>
      <text:p text:style-name="P52"><text:span text:style-name="T469">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470">Informações</text:span><text:span text:style-name="T471"><text:s/></text:span><text:span text:style-name="T472">Avançadas</text:span><text:span text:style-name="T473"><text:s/>durante seu cadastro, conforme descrito no fluxo alternativo [UC01].[FA02]”.</text:span></text:p>
      <text:p text:style-name="P53"><text:span text:style-name="T474">Prioridades dos casos de uso</text:span></text:p>
      <text:p text:style-name="P54"><text:span text:style-name="T475">A prioridade de cada caso de uso, informada nas seções 3 e 4, pode ser classificada como “essencial”, “importante” e “desejável”, de acordo com a descrição abaixo:</text:span></text:p>
      <text:list text:style-name="L55">
        <text:list-item>
          <text:p text:style-name="P55"><text:span text:style-name="T475">Um caso de uso<text:s/></text:span><text:span text:style-name="T476">essencial</text:span><text:span text:style-name="T477">, se não for atendido, impede que a aplicação entre em funcionamento. Casos de uso essenciais são imprescindíveis, isto é, têm de ser implementados impreterivelmente.</text:span></text:p>
        </text:list-item>
        <text:list-item>
          <text:p text:style-name="P55"><text:span text:style-name="T477">Se um caso de uso<text:s/></text:span><text:span text:style-name="T478">importante</text:span><text:span text:style-name="T479"><text:s/>não for atendido, a aplicação pode até entrar em funcionamento, mas de forma não-satisfatória. Casos de uso importantes deveriam ser implementados, mas, se não forem, não impedirão a implantação e utilização da aplicação.</text:span></text:p>
        </text:list-item>
        <text:list-item>
          <text:p text:style-name="P55"><text:span text:style-name="T479">Um caso de<text:s/></text:span><text:span text:style-name="T480">desejável</text:span><text:span text:style-name="T481">,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span></text:p>
        </text:list-item>
      </text:list>
      <text:p text:style-name="P56"><text:span text:style-name="T482">Lista de Requisitos </text:span></text:p>
      <text:p text:style-name="P57"><text:span text:style-name="T483">Abaixo encontra-se a lista de requisitos do projeto.</text:span></text:p>
      <text:p text:style-name="P57"><text:span text:style-name="T484"><text:tab/></text:span><text:span text:style-name="T485">1RF: O sistema deve gerenciar o CRUD de Clientes.</text:span></text:p>
      <text:p text:style-name="P57"><text:span text:style-name="T485"><text:tab/>2RF: O sistema deve gerenciar o CRUD de Secretárias.</text:span></text:p>
      <text:p text:style-name="P57"><text:span text:style-name="T485"><text:tab/></text:span><text:span text:style-name="T486">3RF: O sistema deve emitir um recibo para toda vez que um cliente realizar o <text:tab/>pagamento de uma consulta.</text:span></text:p>
      <text:p text:style-name="P57"><text:span text:style-name="T486"><text:tab/></text:span><text:span text:style-name="T487">4RF: O sistema deve possuir um CRUD para o estado atual dentário do Cliente.</text:span></text:p>
      <text:p text:style-name="P57"><text:span text:style-name="T487"><text:tab/>5RF: O sistema deve possuir um CRUD de contrato ortodontico.</text:span></text:p>
      <text:p text:style-name="P57"><text:span text:style-name="T487"><text:tab/>6RF: O sistema deve conter uma agenda.</text:span></text:p>
      <text:p text:style-name="P57"><text:span text:style-name="T487"><text:tab/>7RNF: O sistema deve acessar a mesma base de dados em mais de um <text:tab/>terminal. </text:span></text:p>
      <text:p text:style-name="P57"><text:span text:style-name="T488"/></text:p>
      <text:p text:style-name="P58"><text:span text:style-name="T489">Atores</text:span></text:p>
      <text:p text:style-name="P59"><text:span text:style-name="T490">A tabela abaixo descreve brevemente cada ator da aplicação.</text:span></text:p>
      <text:p text:style-name="P60"><text:span text:style-name="T491"/></text:p>
      <table:table table:style-name="Table02">
        <table:table-column table:style-name="TableColumn0200"/>
        <table:table-column table:style-name="TableColumn0201"/>
        <table:table-row table:style-name="TableRow0200">
          <table:table-cell table:style-name="TableCell020000">
            <text:p text:style-name="P62"><text:span text:style-name="T492">Ator</text:span><text:span text:style-name="T493"/></text:p>
          </table:table-cell>
          <table:table-cell table:style-name="TableCell020001">
            <text:p text:style-name="P62"><text:span text:style-name="T494">Descrição</text:span><text:span text:style-name="T495"/></text:p>
          </table:table-cell>
        </table:table-row>
        <table:table-row table:style-name="TableRow0201">
          <table:table-cell table:style-name="TableCell020100">
            <text:p text:style-name="P65"><text:span text:style-name="T496">Dentista</text:span><text:span text:style-name="T497"/></text:p>
          </table:table-cell>
          <table:table-cell table:style-name="TableCell020101">
            <text:p text:style-name="P66"><text:span text:style-name="T498">Este é o responsavel por atender o cliente, ele é capaz de alugar e desalugar veiculo.</text:span><text:span text:style-name="T499"/></text:p>
          </table:table-cell>
        </table:table-row>
        <table:table-row table:style-name="TableRow0202">
          <table:table-cell table:style-name="TableCell020200">
            <text:p text:style-name="P69"><text:span text:style-name="T500">Secretária</text:span><text:span text:style-name="T501"/></text:p>
          </table:table-cell>
          <table:table-cell table:style-name="TableCell020201">
            <text:p text:style-name="P69"><text:span text:style-name="T502">É capaz de tudo que o locador e ainda pode operar o CRUD de funcionarios.</text:span><text:span text:style-name="T503"/></text:p>
          </table:table-cell>
        </table:table-row>
        <table:table-row table:style-name="TableRow0203">
          <table:table-cell table:style-name="TableCell020300">
            <text:p text:style-name="P72"><text:span text:style-name="T503"/></text:p>
          </table:table-cell>
          <table:table-cell table:style-name="TableCell020301">
            <text:p text:style-name="P72"><text:span text:style-name="T503"/></text:p>
          </table:table-cell>
        </table:table-row>
      </table:table>
      <text:p text:style-name="P74"><text:span text:style-name="T504">Casos de Uso</text:span></text:p>
      <text:p text:style-name="P75"><text:span text:style-name="T505">Um<text:s/></text:span><text:span text:style-name="T506">caso de uso<text:s/></text:span><text:span text:style-name="T507"><text:s/>é um tipo de classificador representando uma unidade funcional coerente provida pelo sistema, subsistema, ou classe manifestada por sequências de mensagens intercambiáveis entre os sistemas e um ou mais atores.</text:span><text:span text:style-name="T508"><text:s/></text:span></text:p>
      <text:p text:style-name="P76"><text:span text:style-name="T509">Diagrama de Caso de Uso<text:s text:c="2"/></text:span></text:p>
      <text:p text:style-name="P76"><draw:frame text:anchor-type="as-char" svg:width="152.40mm" svg:height="73.82mm" style:rel-width="scale" style:rel-height="scale"><draw:object-ole xlink:href="OleObj1"/><draw:image xlink:href="ObjectReplacements/OleObj1"/></draw:frame><text:span text:style-name="T509"/></text:p>
      <text:p text:style-name="P76"><text:span text:style-name="T509"/></text:p>
      <text:p text:style-name="P77"><text:span text:style-name="T510">Essa seção apresenta todos os requisitos funcionais da aplicação, especificados como casos de uso.</text:span></text:p>
      <text:p text:style-name="P78"><text:span text:style-name="T511"/></text:p>
      <text:p text:style-name="P79"><text:span text:style-name="T512">[UC01]</text:span><text:span text:style-name="T513"><text:s/></text:span><text:span text:style-name="T514">Alugar Veículo</text:span></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column table:style-name="TableColumn0306"/>
        <table:table-row table:style-name="TableRow0300">
          <table:table-cell table:style-name="TableCell030000">
            <text:p text:style-name="P81"><text:span text:style-name="T516">Prioridade:<text:s/></text:span><text:span text:style-name="T517"/></text:p>
          </table:table-cell>
          <table:table-cell table:style-name="TableCell030001">
            <text:p text:style-name="P81"><text:span text:style-name="T517"/></text:p>
          </table:table-cell>
          <table:table-cell table:style-name="TableCell030002">
            <text:p text:style-name="P81"><text:span text:style-name="T518">Essencial</text:span><text:span text:style-name="T519"/></text:p>
          </table:table-cell>
          <table:table-cell table:style-name="TableCell030003">
            <text:p text:style-name="P81"><text:span text:style-name="T519"/></text:p>
          </table:table-cell>
          <table:table-cell table:style-name="TableCell030004">
            <text:p text:style-name="P81"><text:span text:style-name="T520">Importante</text:span><text:span text:style-name="T521"/></text:p>
          </table:table-cell>
          <table:table-cell table:style-name="TableCell030005">
            <text:p text:style-name="P81"><text:span text:style-name="T521"/></text:p>
          </table:table-cell>
          <table:table-cell table:style-name="TableCell030006">
            <text:p text:style-name="P81"><text:span text:style-name="T522">Desejável</text:span><text:span text:style-name="T523"/></text:p>
          </table:table-cell>
        </table:table-row>
        <table:table-row table:style-name="TableRow0301">
          <table:table-cell table:style-name="TableCell030100">
            <text:p text:style-name="P84"><text:span text:style-name="T524">Ator(es):</text:span><text:span text:style-name="T525"/></text:p>
          </table:table-cell>
          <table:table-cell table:style-name="TableCell030101" table:number-columns-spanned="6">
            <text:p text:style-name="P84"><text:span text:style-name="T526"><text:s text:c="6"/>Locador de carro<text:s text:c="6"/>,<text:s text:c="7"/>Gerente</text:span><text:span text:style-name="T527"/></text:p>
          </table:table-cell>
          <table:covered-table-cell/>
          <table:covered-table-cell/>
          <table:covered-table-cell/>
          <table:covered-table-cell/>
          <table:covered-table-cell/>
        </table:table-row>
      </table:table>
      <text:p text:style-name="P86"><text:span text:style-name="T527"/></text:p>
      <text:p text:style-name="P87"><text:span text:style-name="T527"/></text:p>
      <text:p text:style-name="P87"><text:span text:style-name="T528">Descrição:<text:s text:c="3"/></text:span><text:span text:style-name="T529">Este caso de uso é responsável por alugar um veiculo que esteja cadastrado no sistema.</text:span></text:p>
      <text:p text:style-name="P87"><text:span text:style-name="T530">Pré-condições:<text:s/></text:span><text:span text:style-name="T531">Obrigatoriamente, o carro que um cliente físico deseja cadastrar no sistema deve estar cadastrado no mesmo,além disso, seu estado de presença na concessionária deve ser verdadeiro, o carro deve estar com todos os impostos em dia e não pode estar reservado para outro cliente.</text:span></text:p>
      <text:p text:style-name="P87"><text:span text:style-name="T532">Pós-condições:<text:s/></text:span><text:span text:style-name="T533"><text:s/></text:span><text:span text:style-name="T534">O veiculo sai do estado de disponível.</text:span></text:p>
      <text:p text:style-name="P87"><text:span text:style-name="T535"/></text:p>
      <text:p text:style-name="P87"><text:span text:style-name="T536">Fluxo principal</text:span></text:p>
      <text:p text:style-name="P88"><text:span text:style-name="T537"><text:tab/>1-Locador chega para um terminal com o cliente para fechar a locação.</text:span></text:p>
      <text:p text:style-name="P89"><text:span text:style-name="T538"><text:tab/></text:span><text:span text:style-name="T539">2-O Locador começa uma nova locação.</text:span></text:p>
      <text:p text:style-name="P89"><text:span text:style-name="T539"><text:tab/>3-O Locador seleciona o veículo desejado pelo cliente,e por quanto tempo este <text:tab/>veículo será alugado.</text:span></text:p>
      <text:p text:style-name="P89"><text:span text:style-name="T539"><text:tab/>4-O sistema verifica se o veiculo nao esta reservado no intervalo</text:span></text:p>
      <text:p text:style-name="P89"><text:span text:style-name="T539"><text:tab/>selecionado pelo locador, ele está livre, vai para o passo 5</text:span></text:p>
      <text:p text:style-name="P89"><text:span text:style-name="T539"><text:tab/>5-O sistema põe o veículo em estado de alugado.</text:span></text:p>
      <text:p text:style-name="P89"><text:span text:style-name="T540"/></text:p>
      <text:p text:style-name="P89"><text:span text:style-name="T540"/></text:p>
      <text:p text:style-name="P89"><text:span text:style-name="T540"/></text:p>
      <text:p text:style-name="P89"><text:span text:style-name="T540"/></text:p>
      <text:p text:style-name="P90"><text:span text:style-name="T541">Fluxos alternativos</text:span></text:p>
      <text:p text:style-name="P91"><text:span text:style-name="T541">[FA 001]</text:span></text:p>
      <text:p text:style-name="P92"><text:span text:style-name="T542"><text:tab/>O veículo selecionado está reservado no dado intervalo </text:span></text:p>
      <text:p text:style-name="P93"><text:span text:style-name="T543"><text:tab/>1-Locador chega para um terminal com o cliente para fechar a <text:tab/>locação</text:span></text:p>
      <text:p text:style-name="P93"><text:span text:style-name="T543"><text:tab/>2-O Locador começa uma nova locação.</text:span></text:p>
      <text:p text:style-name="P93"><text:span text:style-name="T543"><text:tab/>3-O Locador seleciona o veículo desejado pelo cliente,e por quanto <text:tab/>tempo este veículo será<text:s text:c="7"/>alugado.</text:span></text:p>
      <text:p text:style-name="P93"><text:span text:style-name="T543"><text:tab/>4-O sistema verifica se o veiculo não esta reservado no intervalo</text:span></text:p>
      <text:p text:style-name="P93"><text:span text:style-name="T543"><text:tab/>selecionado pelo locador, se ele estiver livre, vai para o passo 5,</text:span></text:p>
      <text:p text:style-name="P93"><text:span text:style-name="T543"><text:tab/>se não, informa ao Locador que o veículo desejado se encontra <text:tab/>reservado <text:tab/>dentro do periodo selecionado e pede que se altere a data</text:span></text:p>
      <text:p text:style-name="P93"><text:span text:style-name="T543"><text:s/><text:tab/></text:span></text:p>
      <text:p text:style-name="P93"><text:span text:style-name="T544"/></text:p>
      <text:p text:style-name="P93"><text:span text:style-name="T544"/></text:p>
      <text:p text:style-name="P93"><text:span text:style-name="T544"/></text:p>
      <text:p text:style-name="P93"><text:span text:style-name="T544"/></text:p>
      <text:p text:style-name="P93"><text:span text:style-name="T544"/></text:p>
      <text:p text:style-name="P93"><text:span text:style-name="T544"/></text:p>
      <text:p text:style-name="P94"><text:span text:style-name="T545">[UC01]</text:span><text:span text:style-name="T546"><text:s/></text:span><text:span text:style-name="T547">Desalugar Veículo</text:span></text:p>
      <text:p text:style-name="P95"><text:span text:style-name="T548"/></text:p>
      <text:p text:style-name="P95"><text:span text:style-name="T548"/></text:p>
      <text:p text:style-name="P95"><text:span text:style-name="T548"/></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column table:style-name="TableColumn0406"/>
        <table:table-row table:style-name="TableRow0400">
          <table:table-cell table:style-name="TableCell040000">
            <text:p text:style-name="P97"><text:span text:style-name="T549">Prioridade:<text:s/></text:span><text:span text:style-name="T550"/></text:p>
          </table:table-cell>
          <table:table-cell table:style-name="TableCell040001">
            <text:p text:style-name="P97"><text:span text:style-name="T550"/></text:p>
          </table:table-cell>
          <table:table-cell table:style-name="TableCell040002">
            <text:p text:style-name="P97"><text:span text:style-name="T551">Essencial</text:span><text:span text:style-name="T552"/></text:p>
          </table:table-cell>
          <table:table-cell table:style-name="TableCell040003">
            <text:p text:style-name="P97"><text:span text:style-name="T552"/></text:p>
          </table:table-cell>
          <table:table-cell table:style-name="TableCell040004">
            <text:p text:style-name="P97"><text:span text:style-name="T553">Importante</text:span><text:span text:style-name="T554"/></text:p>
          </table:table-cell>
          <table:table-cell table:style-name="TableCell040005">
            <text:p text:style-name="P97"><text:span text:style-name="T554"/></text:p>
          </table:table-cell>
          <table:table-cell table:style-name="TableCell040006">
            <text:p text:style-name="P97"><text:span text:style-name="T555">Desejável</text:span><text:span text:style-name="T556"/></text:p>
          </table:table-cell>
        </table:table-row>
        <table:table-row table:style-name="TableRow0401">
          <table:table-cell table:style-name="TableCell040100">
            <text:p text:style-name="P100"><text:span text:style-name="T557">Ator(es):</text:span><text:span text:style-name="T558"/></text:p>
          </table:table-cell>
          <table:table-cell table:style-name="TableCell040101" table:number-columns-spanned="6">
            <text:p text:style-name="P100"><text:span text:style-name="T559"><text:s text:c="6"/>Locador de carro<text:s text:c="6"/>,<text:s text:c="7"/>Gerente</text:span><text:span text:style-name="T560"/></text:p>
          </table:table-cell>
          <table:covered-table-cell/>
          <table:covered-table-cell/>
          <table:covered-table-cell/>
          <table:covered-table-cell/>
          <table:covered-table-cell/>
        </table:table-row>
      </table:table>
      <text:p text:style-name="P102"><text:span text:style-name="T560"/></text:p>
      <text:p text:style-name="P103"><text:span text:style-name="T561">Descrição:<text:s text:c="3"/></text:span><text:span text:style-name="T562">Este caso de uso é responsável por desalugar um veículo, ou seja, retirá-lo da lista de veículos alugados.</text:span></text:p>
      <text:p text:style-name="P103"><text:span text:style-name="T563">Pré-condições:<text:s/></text:span><text:span text:style-name="T564">Deve haver algum veículo no estado de alugado.</text:span></text:p>
      <text:p text:style-name="P103"><text:span text:style-name="T565">Pós-condições:<text:s/></text:span><text:span text:style-name="T566"><text:s/></text:span><text:span text:style-name="T567">Veículo passa<text:s text:c="2"/>a estar no estado de disponível para locação.</text:span></text:p>
      <text:p text:style-name="P104"><text:span text:style-name="T568"/></text:p>
      <text:p text:style-name="P105"><text:span text:style-name="T569"><text:tab/></text:span><text:span text:style-name="T570">Fluxo principal</text:span></text:p>
      <text:p text:style-name="P106"><text:span text:style-name="T571"/></text:p>
      <text:p text:style-name="P107"><text:span text:style-name="T572"><text:tab/>1-Locador entra no sistema e seleciona um veiculo.</text:span></text:p>
      <text:p text:style-name="P107"><text:span text:style-name="T572"><text:tab/>2-O locador o remove do estado de alugado.</text:span></text:p>
      <text:p text:style-name="P108"><text:span text:style-name="T573"/></text:p>
      <text:p text:style-name="P108"><text:span text:style-name="T573"/></text:p>
      <text:p text:style-name="P108"><text:span text:style-name="T573"/></text:p>
      <text:p text:style-name="P109"><text:span text:style-name="T574">[UC03]</text:span><text:span text:style-name="T575"><text:s/></text:span><text:span text:style-name="T576">Cadastro Veículo</text:span></text:p>
      <text:p text:style-name="P110"><text:span text:style-name="T577"/></text:p>
      <text:p text:style-name="P110"><text:span text:style-name="T577"/></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column table:style-name="TableColumn0505"/>
        <table:table-column table:style-name="TableColumn0506"/>
        <table:table-row table:style-name="TableRow0500">
          <table:table-cell table:style-name="TableCell050000">
            <text:p text:style-name="P112"><text:span text:style-name="T578">Prioridade:<text:s/></text:span><text:span text:style-name="T579"/></text:p>
          </table:table-cell>
          <table:table-cell table:style-name="TableCell050001">
            <text:p text:style-name="P112"><text:span text:style-name="T579"/></text:p>
          </table:table-cell>
          <table:table-cell table:style-name="TableCell050002">
            <text:p text:style-name="P112"><text:span text:style-name="T580">Essencial</text:span><text:span text:style-name="T581"/></text:p>
          </table:table-cell>
          <table:table-cell table:style-name="TableCell050003">
            <text:p text:style-name="P112"><text:span text:style-name="T581"/></text:p>
          </table:table-cell>
          <table:table-cell table:style-name="TableCell050004">
            <text:p text:style-name="P112"><text:span text:style-name="T582">Importante</text:span><text:span text:style-name="T583"/></text:p>
          </table:table-cell>
          <table:table-cell table:style-name="TableCell050005">
            <text:p text:style-name="P112"><text:span text:style-name="T583"/></text:p>
          </table:table-cell>
          <table:table-cell table:style-name="TableCell050006">
            <text:p text:style-name="P112"><text:span text:style-name="T584">Desejável</text:span><text:span text:style-name="T585"/></text:p>
          </table:table-cell>
        </table:table-row>
        <table:table-row table:style-name="TableRow0501">
          <table:table-cell table:style-name="TableCell050100">
            <text:p text:style-name="P115"><text:span text:style-name="T586">Ator(es):</text:span><text:span text:style-name="T587"/></text:p>
          </table:table-cell>
          <table:table-cell table:style-name="TableCell050101" table:number-columns-spanned="6">
            <text:p text:style-name="P115"><text:span text:style-name="T588"><text:s text:c="6"/>Locador de carro<text:s text:c="6"/>,<text:s text:c="7"/>Gerente</text:span><text:span text:style-name="T589"/></text:p>
          </table:table-cell>
          <table:covered-table-cell/>
          <table:covered-table-cell/>
          <table:covered-table-cell/>
          <table:covered-table-cell/>
          <table:covered-table-cell/>
        </table:table-row>
      </table:table>
      <text:p text:style-name="P117"><text:span text:style-name="T589"/></text:p>
      <text:p text:style-name="P118"><text:span text:style-name="T590">Descrição:<text:s text:c="3"/></text:span><text:span text:style-name="T591">O ator ira cadastrar um novo veiculo no sistema e o mesmo estará como disponível para alugar ao fim da operação</text:span><text:span text:style-name="T592">. </text:span></text:p>
      <text:p text:style-name="P118"><text:span text:style-name="T593">Pré-condições:<text:s/></text:span><text:span text:style-name="T594">O mesmo veículo não pode estar cadastrado no sistema.</text:span></text:p>
      <text:p text:style-name="P118"><text:span text:style-name="T595">Pós-condições:<text:s/></text:span><text:span text:style-name="T596"><text:s/></text:span><text:span text:style-name="T597">Veículo deve estar cadastrado no sistema.</text:span></text:p>
      <text:p text:style-name="P118"><text:span text:style-name="T597"><text:line-break/></text:span></text:p>
      <text:p text:style-name="P119"><text:span text:style-name="T598"><text:tab/>Fluxo principal</text:span></text:p>
      <text:p text:style-name="P119"><text:span text:style-name="T598"><text:tab/></text:span><text:span text:style-name="T599">1-Locador loga no sistema e abre a janela de cadastro de veiculo<text:line-break/></text:span></text:p>
      <text:p text:style-name="P119"><text:span text:style-name="T599"><text:tab/>2-Locador informa modelo(ano,descricao),placa,NvConservacao,valor do carro, <text:tab/>valor do aluguel.</text:span></text:p>
      <text:p text:style-name="P119"><text:span text:style-name="T599"><text:tab/>3-O sistema cadastra o carro.</text:span><text:span text:style-name="T600"><text:line-break/><text:line-break/></text:span></text:p>
      <text:p text:style-name="P119"><text:span text:style-name="T601"/></text:p>
      <text:p text:style-name="P119"><text:span text:style-name="T601"/></text:p>
      <text:p text:style-name="P120"><text:span text:style-name="T602">[UC04]</text:span><text:span text:style-name="T603"><text:s/></text:span><text:span text:style-name="T604">Cadastro de funcionário</text:span></text:p>
      <text:p text:style-name="P121"><text:span text:style-name="T605"/></text:p>
      <text:p text:style-name="P121"><text:span text:style-name="T605"/></text:p>
      <table:table table:style-name="Table06">
        <table:table-column table:style-name="TableColumn0600"/>
        <table:table-column table:style-name="TableColumn0601"/>
        <table:table-column table:style-name="TableColumn0602"/>
        <table:table-column table:style-name="TableColumn0603"/>
        <table:table-column table:style-name="TableColumn0604"/>
        <table:table-column table:style-name="TableColumn0605"/>
        <table:table-column table:style-name="TableColumn0606"/>
        <table:table-row table:style-name="TableRow0600">
          <table:table-cell table:style-name="TableCell060000">
            <text:p text:style-name="P123"><text:span text:style-name="T606">Prioridade:<text:s/></text:span><text:span text:style-name="T607"/></text:p>
          </table:table-cell>
          <table:table-cell table:style-name="TableCell060001">
            <text:p text:style-name="P123"><text:span text:style-name="T607"/></text:p>
          </table:table-cell>
          <table:table-cell table:style-name="TableCell060002">
            <text:p text:style-name="P123"><text:span text:style-name="T608">Essencial</text:span><text:span text:style-name="T609"/></text:p>
          </table:table-cell>
          <table:table-cell table:style-name="TableCell060003">
            <text:p text:style-name="P123"><text:span text:style-name="T609"/></text:p>
          </table:table-cell>
          <table:table-cell table:style-name="TableCell060004">
            <text:p text:style-name="P123"><text:span text:style-name="T610">Importante</text:span><text:span text:style-name="T611"/></text:p>
          </table:table-cell>
          <table:table-cell table:style-name="TableCell060005">
            <text:p text:style-name="P123"><text:span text:style-name="T611"/></text:p>
          </table:table-cell>
          <table:table-cell table:style-name="TableCell060006">
            <text:p text:style-name="P123"><text:span text:style-name="T612">Desejável</text:span><text:span text:style-name="T613"/></text:p>
          </table:table-cell>
        </table:table-row>
        <table:table-row table:style-name="TableRow0601">
          <table:table-cell table:style-name="TableCell060100">
            <text:p text:style-name="P126"><text:span text:style-name="T614">Ator(es):</text:span><text:span text:style-name="T615"/></text:p>
          </table:table-cell>
          <table:table-cell table:style-name="TableCell060101" table:number-columns-spanned="6">
            <text:p text:style-name="P126"><text:span text:style-name="T616"><text:s text:c="5"/>Gerente</text:span><text:span text:style-name="T617"/></text:p>
          </table:table-cell>
          <table:covered-table-cell/>
          <table:covered-table-cell/>
          <table:covered-table-cell/>
          <table:covered-table-cell/>
          <table:covered-table-cell/>
        </table:table-row>
      </table:table>
      <text:p text:style-name="P128"><text:span text:style-name="T617"/></text:p>
      <text:p text:style-name="P128"><text:span text:style-name="T618">Descrição:<text:s text:c="3"/></text:span><text:span text:style-name="T619">O gerente irá cadastrar um novo funcionário, que já estará apto a utilizar o sistema</text:span><text:span text:style-name="T620">. </text:span></text:p>
      <text:p text:style-name="P128"><text:span text:style-name="T621">Pré-condições:<text:s/></text:span><text:span text:style-name="T622">Gerente deve estar cadastrado no sistema.<text:line-break/></text:span></text:p>
      <text:p text:style-name="P128"><text:span text:style-name="T623">Pós-condições:<text:s/></text:span><text:span text:style-name="T624"><text:s/></text:span><text:span text:style-name="T625">Um novo vendedor é cadastrado em caso de sucesso, em caso de falha nada ocorre.<text:line-break/></text:span></text:p>
      <text:p text:style-name="P129"><text:span text:style-name="T626"><text:tab/>Fluxo principal</text:span></text:p>
      <text:p text:style-name="P129"><text:span text:style-name="T626"><text:tab/></text:span><text:span text:style-name="T627">1-Gerente chega no sistema, digita todos os dados do vendedor(nome,salario,extra <text:tab/>por locação) e o cadastra</text:span><text:span text:style-name="T628"><text:line-break/></text:span><text:span text:style-name="T629"><text:line-break/><text:tab/>2-O sistema cadastra o funcionário no registro de funcionários do sistema.<text:line-break/></text:span><text:span text:style-name="T630">.</text:span></text:p>
      <text:p text:style-name="P130"><text:span text:style-name="T631"/></text:p>
      <text:p text:style-name="P131"><text:span text:style-name="T632">[UC05]</text:span><text:span text:style-name="T633"><text:s/></text:span><text:span text:style-name="T634">Entrada/Saída do caixa</text:span></text:p>
      <text:p text:style-name="P132"><text:span text:style-name="T635"/></text:p>
      <table:table table:style-name="Table07">
        <table:table-column table:style-name="TableColumn0700"/>
        <table:table-column table:style-name="TableColumn0701"/>
        <table:table-column table:style-name="TableColumn0702"/>
        <table:table-column table:style-name="TableColumn0703"/>
        <table:table-column table:style-name="TableColumn0704"/>
        <table:table-column table:style-name="TableColumn0705"/>
        <table:table-column table:style-name="TableColumn0706"/>
        <table:table-row table:style-name="TableRow0700">
          <table:table-cell table:style-name="TableCell070000">
            <text:p text:style-name="P134"><text:span text:style-name="T636">Prioridade:<text:s/></text:span><text:span text:style-name="T637"/></text:p>
          </table:table-cell>
          <table:table-cell table:style-name="TableCell070001">
            <text:p text:style-name="P134"><text:span text:style-name="T637"/></text:p>
          </table:table-cell>
          <table:table-cell table:style-name="TableCell070002">
            <text:p text:style-name="P134"><text:span text:style-name="T638">Essencial</text:span><text:span text:style-name="T639"/></text:p>
          </table:table-cell>
          <table:table-cell table:style-name="TableCell070003">
            <text:p text:style-name="P134"><text:span text:style-name="T639"/></text:p>
          </table:table-cell>
          <table:table-cell table:style-name="TableCell070004">
            <text:p text:style-name="P134"><text:span text:style-name="T640">Importante</text:span><text:span text:style-name="T641"/></text:p>
          </table:table-cell>
          <table:table-cell table:style-name="TableCell070005">
            <text:p text:style-name="P134"><text:span text:style-name="T641"/></text:p>
          </table:table-cell>
          <table:table-cell table:style-name="TableCell070006">
            <text:p text:style-name="P134"><text:span text:style-name="T642">Desejável</text:span><text:span text:style-name="T643"/></text:p>
          </table:table-cell>
        </table:table-row>
        <table:table-row table:style-name="TableRow0701">
          <table:table-cell table:style-name="TableCell070100">
            <text:p text:style-name="P137"><text:span text:style-name="T644">Ator(es):</text:span><text:span text:style-name="T645"/></text:p>
          </table:table-cell>
          <table:table-cell table:style-name="TableCell070101" table:number-columns-spanned="6">
            <text:p text:style-name="P137"><text:span text:style-name="T646"><text:s text:c="5"/>Gerente</text:span><text:span text:style-name="T647"/></text:p>
          </table:table-cell>
          <table:covered-table-cell/>
          <table:covered-table-cell/>
          <table:covered-table-cell/>
          <table:covered-table-cell/>
          <table:covered-table-cell/>
        </table:table-row>
      </table:table>
      <text:p text:style-name="P139"><text:span text:style-name="T647"/></text:p>
      <text:p text:style-name="P139"><text:span text:style-name="T648">Descrição:<text:s text:c="3"/></text:span><text:span text:style-name="T649">O gerente poderá</text:span><text:span text:style-name="T650"><text:s/>realizar uma entrada ou saída do caixa.</text:span></text:p>
      <text:p text:style-name="P139"><text:span text:style-name="T651">Pré-condições:</text:span><text:span text:style-name="T652">Nenhuma.</text:span></text:p>
      <text:p text:style-name="P139"><text:span text:style-name="T653">Pós-condições:</text:span><text:span text:style-name="T654">O valor na caixa do sistema é alterado.</text:span><text:span text:style-name="T655"><text:s text:c="7"/><text:line-break/><text:line-break/></text:span><text:span text:style-name="T656"><text:line-break/></text:span></text:p>
      <text:p text:style-name="P140"><text:span text:style-name="T657"><text:tab/>Fluxo principal</text:span></text:p>
      <text:p text:style-name="P141"><text:span text:style-name="T658"><text:tab/>1-O gerente entra no sistema e abre a tela para dar entrada ou saida da caixa.</text:span></text:p>
      <text:p text:style-name="P141"><text:span text:style-name="T658"><text:line-break/><text:tab/>2-O gerente digita o valor correspondente.</text:span></text:p>
      <text:p text:style-name="P141"><text:span text:style-name="T658"><text:line-break/><text:tab/>3-O sistema realiza a mudança de valor.</text:span></text:p>
      <text:p text:style-name="P141"><text:span text:style-name="T659"/></text:p>
      <text:p text:style-name="P141"><text:span text:style-name="T659"/></text:p>
      <text:p text:style-name="P142"><text:span text:style-name="T660"><text:tab/>Fluxo Alternativo</text:span></text:p>
      <text:p text:style-name="P143"><text:span text:style-name="T661"/></text:p>
      <text:p text:style-name="P144"><text:span text:style-name="T662"><text:tab/>1-O gerente entra no sistema e abre a tela para dar entrada ou saida da caixa.</text:span></text:p>
      <text:p text:style-name="P144"><text:span text:style-name="T662"><text:line-break/><text:tab/>2-O gerente digita o valor correspondente.</text:span></text:p>
      <text:p text:style-name="P144"><text:span text:style-name="T662"><text:line-break/><text:tab/>3-O caixa não tem o valor requerido, a operação é cancelada e uma mensagem o <text:tab/>informando disto aparece</text:span><text:span text:style-name="T663">.</text:span></text:p>
      <text:p text:style-name="P145"><text:span text:style-name="T664"/></text:p>
      <text:p text:style-name="P145"><text:span text:style-name="T664"/></text:p>
      <text:p text:style-name="P145"><text:span text:style-name="T664"/></text:p>
      <text:p text:style-name="P145"><text:span text:style-name="T664"/></text:p>
      <text:p text:style-name="P145"><text:span text:style-name="T664"/></text:p>
      <text:p text:style-name="P145"><text:span text:style-name="T664"/></text:p>
      <text:p text:style-name="P145"><text:span text:style-name="T664"/></text:p>
      <text:p text:style-name="P145"><text:span text:style-name="T664"/></text:p>
      <text:p text:style-name="P145"><text:span text:style-name="T664"/></text:p>
      <text:p text:style-name="P146"><text:span text:style-name="T665">Pacotes</text:span></text:p>
      <text:p text:style-name="P147"><text:span text:style-name="T666">Pacotes</text:span><text:span text:style-name="T667"><text:s/></text:span><text:span text:style-name="T668">são referências para organização lógica de classes e interfaces.</text:span></text:p>
      <text:p text:style-name="P148"><text:span text:style-name="T669">&lt;Não deixe de apresentar a explicação do que cada pacote contém, deixando claro quais pacotes oferecem quais serviços. Não se esqueça de verificar as dependências após o diagrama de classe estar concluído.&gt;</text:span></text:p>
      <text:p text:style-name="P148"><text:span text:style-name="T670"/></text:p>
      <text:p text:style-name="P148"><text:span text:style-name="T671"><text:tab/><text:tab/><text:tab/><text:tab/><text:tab/>br.com.controller</text:span></text:p>
      <text:p text:style-name="P149"><text:span text:style-name="T672">&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span></text:p>
      <text:p text:style-name="P149"><text:span text:style-name="T673"><text:s text:c="2"/>Este pacote contém a Classe Main, a única função desta classe é invocar a tela principal do sistema e realizar alguns cadastros de Veículos no sistema para testes, pois esta funcionalidade ainda não foi implementada.</text:span></text:p>
      <text:p text:style-name="P149"><text:span text:style-name="T674"/></text:p>
      <text:p text:style-name="P150"><text:span text:style-name="T675"><text:tab/><text:tab/><text:tab/><text:tab/><text:s text:c="6"/>br.com.model</text:span></text:p>
      <text:p text:style-name="P151"><text:span text:style-name="T675"><text:s text:c="2"/>Este pacote contém o coração do sistema, que são as classes implementadas do diagrama de classes que efetivamente possuem as mensagens definidas e suas interações, além de alguns auxiliáres extras.</text:span></text:p>
      <text:p text:style-name="P151"><text:span text:style-name="T675">Neste pacote é possível realizar TODAS as trocas de mensagens definidas do diagrama de classes.</text:span></text:p>
      <text:p text:style-name="P152"><text:span text:style-name="T675"><text:tab/><text:tab/><text:tab/><text:tab/><text:s text:c="6"/>br.com.view</text:span></text:p>
      <text:p text:style-name="P153"><text:span text:style-name="T675"><text:s/>É o pacote responsável por armazenar as classes de interface gráfica, em específico, neste projeto foram utilizados JDialogs e JFrames.</text:span></text:p>
      <text:p text:style-name="P154"><text:span text:style-name="T676">Classes</text:span></text:p>
      <text:p text:style-name="P155"><text:span text:style-name="T677">Classes podem ser definidas de agrupamento de definições de métodos, atributos, inicializadores, etc. Definem tipos.</text:span></text:p>
      <text:p text:style-name="P156"><text:span text:style-name="T678">&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span></text:p>
      <text:p text:style-name="P156"><text:span text:style-name="T679"><text:s/></text:span><text:span text:style-name="T680">Todas as classes do modelo foram implementadas e estão no diretório src do projeto.</text:span></text:p>
      <text:p text:style-name="P156"><text:span text:style-name="T681"/></text:p>
      <text:p text:style-name="P157"><text:span text:style-name="T682"><text:tab/><text:tab/><text:tab/>Diagrama de Classes<text:s/></text:span><text:span text:style-name="T683">–</text:span><text:span text:style-name="T684"><text:s/>Locadora de carros</text:span></text:p>
      <text:p text:style-name="P158"><text:span text:style-name="T685">Nesta seção, será apresentado o diagrama de classes da aplicação. A visão escolhida para o diagrama de classes é focada na persistência dos objetos, primando por um projeto flexível e de fácil extensão/manutenção. </text:span></text:p>
      <text:p text:style-name="P159"><text:span text:style-name="T686">Diagrama de classes do modelo conceitual.</text:span></text:p>
      <text:p text:style-name="P160"><text:span text:style-name="T687"/></text:p>
      <text:p text:style-name="P161"><text:span text:style-name="T687"/></text:p>
      <text:p text:style-name="P161"><text:span text:style-name="T687"/></text:p>
      <text:p text:style-name="P161"><text:span text:style-name="T687"/></text:p>
      <text:p text:style-name="P161"><text:span text:style-name="T687"/></text:p>
      <text:p text:style-name="P161"><text:span text:style-name="T688">Diagrama de classes para implementação:</text:span></text:p>
      <text:p text:style-name="P161"><text:span text:style-name="T689"/></text:p>
      <text:p text:style-name="P162"><draw:frame text:anchor-type="as-char" svg:width="160.07mm" svg:height="114.56mm" style:rel-width="scale" style:rel-height="scale"><draw:object-ole xlink:href="OleObj2"/><draw:image xlink:href="ObjectReplacements/OleObj2"/></draw:frame><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2"><text:span text:style-name="T689"/></text:p>
      <text:p text:style-name="P163"><text:span text:style-name="T690">Sequência</text:span></text:p>
      <text:p text:style-name="P164"><text:span text:style-name="T691">&lt;&lt;colocar uma referência bibliográfica explicando o que é um diagrama de seqüência. Sucinta. Máximo 150 palavras&gt;&gt;</text:span></text:p>
      <text:p text:style-name="P164"><text:span text:style-name="T692"/></text:p>
      <text:p text:style-name="P164"><text:span text:style-name="T692"/></text:p>
      <text:p text:style-name="P164"><text:span text:style-name="T693">Um diagrama de sequência serve para definir como um ator efetivamente interage com o sistema de forma detalhada, para cada operação feita por um usuário o diagrama exibe como ocorre a interação de cada ação.</text:span></text:p>
      <text:p text:style-name="P164"><text:span text:style-name="T694"/></text:p>
      <text:p text:style-name="P165"><text:span text:style-name="T695">&lt;Repetir a estrutura para cada diagrama de sequência. Lembrando que cada operação do CRUD possui um diagrama diferente.&gt;</text:span><text:span text:style-name="T696"><text:s/></text:span></text:p>
      <text:p text:style-name="P166"><text:span text:style-name="T697"/></text:p>
      <text:p text:style-name="P167"><text:span text:style-name="T698">Decisões de projeto</text:span></text:p>
      <text:p text:style-name="P168"><text:span text:style-name="T699">&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span></text:p>
      <text:p text:style-name="P169"><text:span text:style-name="T700"><text:tab/></text:span><text:span text:style-name="T701">No momento da implementação, tomamos como base os documentos obtidos na fase de análise e tentamos refletir nas classes os objetos do mundo real.</text:span></text:p>
      <text:p text:style-name="P169"><text:span text:style-name="T702"><text:tab/></text:span><text:span text:style-name="T703">Para cada classe a seguir, explicarei o porquê de sua existência e organização.</text:span></text:p>
      <text:p text:style-name="P169"><text:span text:style-name="T703"><text:tab/>Classe Gerente: No nosso contexto, o contrato de gerente abrange o mesmo tipo de contrato realizado com um Locador, por esta razão o Gerente Herda de locador, além disto, para este caso somente o gerente poderia tirar/entrar com dinheiro no caixa da empresa, por esta razão somente o gerente tem este poder, além de ser o único capaz de cadastrar/remover funcionários, para tal tarefa, o gerente possui uma associação com a classe RegistroLocadores, que é expert em Crud de Locadores, e também uma associação com a caixa, que é a responsável com operações de fluxo de dinheiro da empresa.</text:span></text:p>
      <text:p text:style-name="P169"><text:span text:style-name="T703"><text:tab/>Classe Locador: É como o sistema representa um funcionario locador da empresa real, esta classe é responsável por armazenar os dados de um Locador, como todo funcionário na empresa real precisa alugar veículos e cadastrá-los, a classe possui uma associação com a classe AlugadorVeiculos(Que é a expert em alugar veiculos) e também com a classe RegistroVeiculos(Que é a expert em CRUD de veículo)</text:span></text:p>
      <text:p text:style-name="P169"><text:span text:style-name="T703"><text:tab/>Classe RegistroLocadores: É a classe expert em CRUD de locadores, ela tem associação com vários locadores.</text:span></text:p>
      <text:p text:style-name="P169"><text:span text:style-name="T703"><text:tab/>Classe RegistroVeiculos: É a classe expert em CRUD de locadores, ela tem associação com vários locadores.</text:span></text:p>
      <text:p text:style-name="P169"><text:span text:style-name="T703"><text:tab/>Classe AlugadorVeiculos: É a classe expert em locação de veiculos, ela possui associação com a classe LocacaoVeiculo</text:span></text:p>
      <text:p text:style-name="P169"><text:span text:style-name="T703"><text:tab/>Classe LocacaoVeiculo: É a classe responsável por salvar os dados da locação de um veiculo e atrela-los a um tempo, para isso possui associação com um Veículo e com um Tempo.</text:span></text:p>
      <text:p text:style-name="P169"><text:span text:style-name="T703"><text:tab/>Classe Tempo: Representa o tempo do mundo real na base, é uma classe que possui meses, dias e horas.</text:span></text:p>
      <text:p text:style-name="P169"><text:span text:style-name="T703"><text:tab/>Classe Veiculo: Representa um veiculo do mundo real, possui associação com Placa, Cambio e modelo.</text:span></text:p>
      <text:p text:style-name="P169"><text:span text:style-name="T703"><text:tab/>Classe Placa: Representa uma placa, possui associação com PrimeiraDivisoria, SegundaDivisoria, CorPlaca, Estado e Cidade.</text:span></text:p>
      <text:p text:style-name="P169"><text:span text:style-name="T703"><text:tab/>As demais são todas classes enumeradoras.</text:span></text:p>
      <text:p text:style-name="P169"><text:span text:style-name="T704"/></text:p>
      <text:p text:style-name="P170"><text:span text:style-name="T705">Referências</text:span></text:p>
      <text:p text:style-name="P171"><text:span text:style-name="T706">Nesta seção, são apresentadas as referências utilizadas para a elaboração deste documento.</text:span></text:p>
      <text:p text:style-name="P171"><text:span text:style-name="T707"/></text:p>
      <text:p text:style-name="P171"><text:a xlink:href="/C:/Users/Convidado/Desktop/applying-uml-and-patterns.pdf"><text:span text:style-name="T709">file:///C:/Users/Convidado/Desktop/applying-uml-and-patterns.pdf</text:span></text:a><text:span text:style-name="T710"/></text:p>
      <text:p text:style-name="P171"><text:a xlink:href="https://pt.wikipedia.org/wiki/Caso_de_uso"><text:span text:style-name="T711">https://pt.wikipedia.org/wiki/Caso_de_uso</text:span></text:a><text:span text:style-name="T712"/></text:p>
      <text:p text:style-name="P171"><text:a xlink:href="https://pt.wikipedia.org/wiki/OrientaÃ§Ã£o_a_objetos"><text:span text:style-name="T714">https://pt.wikipedia.org/wiki/Orienta%C3%A7%C3%A3o_a_objetos</text:span></text:a><text:span text:style-name="T715"/></text:p>
      <text:p text:style-name="P171"><text:a xlink:href="http://www.cin.ufpe.br/~scbs/ceut/programacaoOO/aulas/03-Pacotes-1p.pdf"><text:span text:style-name="T716">http://www.cin.ufpe.br/~scbs/ceut/programacaoOO/aulas/03-Pacotes-1p.pdf</text:span></text:a><text:span text:style-name="T717"/></text:p>
      <text:p text:style-name="P172"><text:span text:style-name="T718"/></text:p>
      <text:p text:style-name="P172"><text:span text:style-name="T7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